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alculations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table:formula="of:=MAX([$'milp-acc-energy-usage'.B:.B])" office:value-type="float" office:value="4797.746" calcext:value-type="float">
            <text:p>4797.746</text:p>
          </table:table-cell>
          <table:table-cell table:formula="of:=MAX([$'qm-acc-energy-usage'.B:.B])" office:value-type="float" office:value="8432.64000000009" calcext:value-type="float">
            <text:p>8432.64000000009</text:p>
          </table:table-cell>
          <table:table-cell table:formula="of:=MAX([$'sa-exhaustive-acc-energy-usage'.B:.B])" office:value-type="float" office:value="5785.762" calcext:value-type="float">
            <text:p>5785.762</text:p>
          </table:table-cell>
          <table:table-cell table:formula="of:=MAX([$'sa-quick-acc-energy-usage'.B:.B])" office:value-type="float" office:value="7243.563" calcext:value-type="float">
            <text:p>7243.563</text:p>
          </table:table-cell>
          <table:table-cell table:formula="of:=[.C3]-[.A3]" office:value-type="float" office:value="988.016" calcext:value-type="float">
            <text:p>988.016</text:p>
          </table:table-cell>
        </table:table-row>
      </table:table>
      <table:table table:name="milp-acc-energy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26.182796" calcext:value-type="float">
            <text:p>26.182796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26.902796" calcext:value-type="float">
            <text:p>26.90279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7.622795" calcext:value-type="float">
            <text:p>27.622795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50.205597" calcext:value-type="float">
            <text:p>50.205597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72.7884" calcext:value-type="float">
            <text:p>72.7884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95.3712" calcext:value-type="float">
            <text:p>95.3712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117.954" calcext:value-type="float">
            <text:p>117.954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140.5368" calcext:value-type="float">
            <text:p>140.5368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163.1196" calcext:value-type="float">
            <text:p>163.1196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184.98239" calcext:value-type="float">
            <text:p>184.98239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206.84518" calcext:value-type="float">
            <text:p>206.84518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228.70798" calcext:value-type="float">
            <text:p>228.70798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28.70798" calcext:value-type="float">
            <text:p>228.70798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228.70798" calcext:value-type="float">
            <text:p>228.70798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230.14798" calcext:value-type="float">
            <text:p>230.14798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230.86798" calcext:value-type="float">
            <text:p>230.86798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31.58798" calcext:value-type="float">
            <text:p>231.58798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232.30798" calcext:value-type="float">
            <text:p>232.30798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233.02798" calcext:value-type="float">
            <text:p>233.02798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255.61078" calcext:value-type="float">
            <text:p>255.61078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278.19357" calcext:value-type="float">
            <text:p>278.19357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300.77637" calcext:value-type="float">
            <text:p>300.77637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323.35916" calcext:value-type="float">
            <text:p>323.35916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345.94196" calcext:value-type="float">
            <text:p>345.94196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368.52475" calcext:value-type="float">
            <text:p>368.52475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391.10754" calcext:value-type="float">
            <text:p>391.107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1.82755" calcext:value-type="float">
            <text:p>391.82755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392.54755" calcext:value-type="float">
            <text:p>392.54755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393.26755" calcext:value-type="float">
            <text:p>393.26755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393.98755" calcext:value-type="float">
            <text:p>393.98755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394.70755" calcext:value-type="float">
            <text:p>394.7075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395.42755" calcext:value-type="float">
            <text:p>395.42755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396.14755" calcext:value-type="float">
            <text:p>396.14755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396.86755" calcext:value-type="float">
            <text:p>396.86755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397.58755" calcext:value-type="float">
            <text:p>397.58755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399.02756" calcext:value-type="float">
            <text:p>399.02756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400.46756" calcext:value-type="float">
            <text:p>400.46756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401.90756" calcext:value-type="float">
            <text:p>401.90756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403.34756" calcext:value-type="float">
            <text:p>403.34756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404.78757" calcext:value-type="float">
            <text:p>404.78757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405.50757" calcext:value-type="float">
            <text:p>405.50757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406.94757" calcext:value-type="float">
            <text:p>406.94757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408.38757" calcext:value-type="float">
            <text:p>408.38757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409.10757" calcext:value-type="float">
            <text:p>409.10757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409.82758" calcext:value-type="float">
            <text:p>409.82758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410.54758" calcext:value-type="float">
            <text:p>410.54758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433.13037" calcext:value-type="float">
            <text:p>433.13037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455.71317" calcext:value-type="float">
            <text:p>455.71317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478.29596" calcext:value-type="float">
            <text:p>478.29596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500.87875" calcext:value-type="float">
            <text:p>500.87875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523.46155" calcext:value-type="float">
            <text:p>523.4615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46.0443" calcext:value-type="float">
            <text:p>546.0443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546.7643" calcext:value-type="float">
            <text:p>546.7643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547.48425" calcext:value-type="float">
            <text:p>547.48425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548.2042" calcext:value-type="float">
            <text:p>548.2042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548.9242" calcext:value-type="float">
            <text:p>548.9242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549.64417" calcext:value-type="float">
            <text:p>549.64417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550.36414" calcext:value-type="float">
            <text:p>550.36414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551.0841" calcext:value-type="float">
            <text:p>551.0841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551.8041" calcext:value-type="float">
            <text:p>551.8041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552.52405" calcext:value-type="float">
            <text:p>552.52405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553.244" calcext:value-type="float">
            <text:p>553.244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553.964" calcext:value-type="float">
            <text:p>553.964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554.68396" calcext:value-type="float">
            <text:p>554.68396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555.40393" calcext:value-type="float">
            <text:p>555.40393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556.8439" calcext:value-type="float">
            <text:p>556.8439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558.2838" calcext:value-type="float">
            <text:p>558.2838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559.72375" calcext:value-type="float">
            <text:p>559.72375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561.1637" calcext:value-type="float">
            <text:p>561.1637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561.88367" calcext:value-type="float">
            <text:p>561.88367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562.60364" calcext:value-type="float">
            <text:p>562.60364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563.3236" calcext:value-type="float">
            <text:p>563.3236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585.9064" calcext:value-type="float">
            <text:p>585.9064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608.48914" calcext:value-type="float">
            <text:p>608.48914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631.0719" calcext:value-type="float">
            <text:p>631.0719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653.65466" calcext:value-type="float">
            <text:p>653.65466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676.2374" calcext:value-type="float">
            <text:p>676.2374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698.8202" calcext:value-type="float">
            <text:p>698.8202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721.40295" calcext:value-type="float">
            <text:p>721.40295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743.9857" calcext:value-type="float">
            <text:p>743.9857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766.5685" calcext:value-type="float">
            <text:p>766.5685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768.0084" calcext:value-type="float">
            <text:p>768.0084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769.44836" calcext:value-type="float">
            <text:p>769.44836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770.16833" calcext:value-type="float">
            <text:p>770.16833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770.8883" calcext:value-type="float">
            <text:p>770.8883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793.47107" calcext:value-type="float">
            <text:p>793.47107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816.05383" calcext:value-type="float">
            <text:p>816.05383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838.6366" calcext:value-type="float">
            <text:p>838.6366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861.21936" calcext:value-type="float">
            <text:p>861.21936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883.8021" calcext:value-type="float">
            <text:p>883.802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906.3849" calcext:value-type="float">
            <text:p>906.3849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928.96765" calcext:value-type="float">
            <text:p>928.96765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951.5504" calcext:value-type="float">
            <text:p>951.5504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974.1332" calcext:value-type="float">
            <text:p>974.1332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996.71594" calcext:value-type="float">
            <text:p>996.71594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997.4359" calcext:value-type="float">
            <text:p>997.4359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998.1559" calcext:value-type="float">
            <text:p>998.1559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998.87585" calcext:value-type="float">
            <text:p>998.87585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999.5958" calcext:value-type="float">
            <text:p>999.5958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000.3158" calcext:value-type="float">
            <text:p>1000.3158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001.03577" calcext:value-type="float">
            <text:p>1001.0357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001.75574" calcext:value-type="float">
            <text:p>1001.75574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002.4757" calcext:value-type="float">
            <text:p>1002.4757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004.6356" calcext:value-type="float">
            <text:p>1004.6356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006.79553" calcext:value-type="float">
            <text:p>1006.79553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009.6754" calcext:value-type="float">
            <text:p>1009.6754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012.5553" calcext:value-type="float">
            <text:p>1012.5553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015.4352" calcext:value-type="float">
            <text:p>1015.4352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017.5951" calcext:value-type="float">
            <text:p>1017.5951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019.755" calcext:value-type="float">
            <text:p>1019.755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021.9149" calcext:value-type="float">
            <text:p>1021.9149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024.0748" calcext:value-type="float">
            <text:p>1024.0748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025.5148" calcext:value-type="float">
            <text:p>1025.5148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048.8175" calcext:value-type="float">
            <text:p>1048.8175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072.1202" calcext:value-type="float">
            <text:p>1072.1202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095.423" calcext:value-type="float">
            <text:p>1095.423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119.4457" calcext:value-type="float">
            <text:p>1119.4457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143.4684" calcext:value-type="float">
            <text:p>1143.4684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167.4911" calcext:value-type="float">
            <text:p>1167.4911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190.7938" calcext:value-type="float">
            <text:p>1190.7938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215.5365" calcext:value-type="float">
            <text:p>1215.5365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240.2792" calcext:value-type="float">
            <text:p>1240.2792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265.0219" calcext:value-type="float">
            <text:p>1265.0219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289.0446" calcext:value-type="float">
            <text:p>1289.0446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291.2045" calcext:value-type="float">
            <text:p>1291.2045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293.3644" calcext:value-type="float">
            <text:p>1293.3644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296.2443" calcext:value-type="float">
            <text:p>1296.2443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298.4042" calcext:value-type="float">
            <text:p>1298.4042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300.5641" calcext:value-type="float">
            <text:p>1300.5641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324.5868" calcext:value-type="float">
            <text:p>1324.5868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348.6095" calcext:value-type="float">
            <text:p>1348.6095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372.6322" calcext:value-type="float">
            <text:p>1372.6322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395.9349" calcext:value-type="float">
            <text:p>1395.9349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419.2377" calcext:value-type="float">
            <text:p>1419.2377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442.5404" calcext:value-type="float">
            <text:p>1442.5404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465.8431" calcext:value-type="float">
            <text:p>1465.8431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489.1459" calcext:value-type="float">
            <text:p>1489.1459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512.4486" calcext:value-type="float">
            <text:p>1512.4486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535.7513" calcext:value-type="float">
            <text:p>1535.7513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559.0541" calcext:value-type="float">
            <text:p>1559.0541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582.3568" calcext:value-type="float">
            <text:p>1582.3568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583.7968" calcext:value-type="float">
            <text:p>1583.7968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585.2367" calcext:value-type="float">
            <text:p>1585.2367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608.5394" calcext:value-type="float">
            <text:p>1608.5394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653.705" calcext:value-type="float">
            <text:p>1653.705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698.8705" calcext:value-type="float">
            <text:p>1698.8705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744.036" calcext:value-type="float">
            <text:p>1744.036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789.2015" calcext:value-type="float">
            <text:p>1789.2015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834.3671" calcext:value-type="float">
            <text:p>1834.3671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879.5326" calcext:value-type="float">
            <text:p>1879.5326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924.6981" calcext:value-type="float">
            <text:p>1924.69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69.8636" calcext:value-type="float">
            <text:p>1969.8636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993.1664" calcext:value-type="float">
            <text:p>1993.1664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2016.4691" calcext:value-type="float">
            <text:p>2016.4691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2039.0519" calcext:value-type="float">
            <text:p>2039.0519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2061.6348" calcext:value-type="float">
            <text:p>2061.6348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2062.3547" calcext:value-type="float">
            <text:p>2062.3547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2063.0747" calcext:value-type="float">
            <text:p>2063.0747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2085.6575" calcext:value-type="float">
            <text:p>2085.6575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2086.3774" calcext:value-type="float">
            <text:p>2086.3774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2087.0974" calcext:value-type="float">
            <text:p>2087.0974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2087.8174" calcext:value-type="float">
            <text:p>2087.8174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2088.5374" calcext:value-type="float">
            <text:p>2088.5374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2089.2573" calcext:value-type="float">
            <text:p>2089.2573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2089.9773" calcext:value-type="float">
            <text:p>2089.9773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2090.6973" calcext:value-type="float">
            <text:p>2090.6973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2091.4172" calcext:value-type="float">
            <text:p>2091.4172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2092.1372" calcext:value-type="float">
            <text:p>2092.1372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2092.8572" calcext:value-type="float">
            <text:p>2092.8572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2115.44" calcext:value-type="float">
            <text:p>2115.44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2116.16" calcext:value-type="float">
            <text:p>2116.16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2138.7427" calcext:value-type="float">
            <text:p>2138.7427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2161.3254" calcext:value-type="float">
            <text:p>2161.3254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2162.0454" calcext:value-type="float">
            <text:p>2162.0454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2162.7654" calcext:value-type="float">
            <text:p>2162.7654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2163.4854" calcext:value-type="float">
            <text:p>2163.485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164.2053" calcext:value-type="float">
            <text:p>2164.2053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2164.9253" calcext:value-type="float">
            <text:p>2164.9253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2165.6453" calcext:value-type="float">
            <text:p>2165.6453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2166.3652" calcext:value-type="float">
            <text:p>2166.3652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2167.0852" calcext:value-type="float">
            <text:p>2167.0852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2167.8052" calcext:value-type="float">
            <text:p>2167.8052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2169.245" calcext:value-type="float">
            <text:p>2169.245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2170.685" calcext:value-type="float">
            <text:p>2170.685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2172.125" calcext:value-type="float">
            <text:p>2172.125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2173.565" calcext:value-type="float">
            <text:p>2173.565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175.005" calcext:value-type="float">
            <text:p>2175.005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2176.4448" calcext:value-type="float">
            <text:p>2176.4448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2199.0276" calcext:value-type="float">
            <text:p>2199.0276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2221.6104" calcext:value-type="float">
            <text:p>2221.6104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2244.193" calcext:value-type="float">
            <text:p>2244.193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2266.776" calcext:value-type="float">
            <text:p>2266.776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2267.4958" calcext:value-type="float">
            <text:p>2267.4958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2268.2158" calcext:value-type="float">
            <text:p>2268.2158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2268.9358" calcext:value-type="float">
            <text:p>2268.9358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2269.6558" calcext:value-type="float">
            <text:p>2269.6558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2270.3757" calcext:value-type="float">
            <text:p>2270.3757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2271.0957" calcext:value-type="float">
            <text:p>2271.0957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2271.8157" calcext:value-type="float">
            <text:p>2271.8157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2273.2556" calcext:value-type="float">
            <text:p>2273.2556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2274.6956" calcext:value-type="float">
            <text:p>2274.695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276.1355" calcext:value-type="float">
            <text:p>2276.1355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2277.5754" calcext:value-type="float">
            <text:p>2277.5754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2279.0154" calcext:value-type="float">
            <text:p>2279.0154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2280.4553" calcext:value-type="float">
            <text:p>2280.4553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2281.8953" calcext:value-type="float">
            <text:p>2281.8953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2284.0552" calcext:value-type="float">
            <text:p>2284.0552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2285.495" calcext:value-type="float">
            <text:p>2285.495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2287.655" calcext:value-type="float">
            <text:p>2287.655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2289.815" calcext:value-type="float">
            <text:p>2289.815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2292.6948" calcext:value-type="float">
            <text:p>2292.6948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2295.5747" calcext:value-type="float">
            <text:p>2295.5747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2298.4546" calcext:value-type="float">
            <text:p>2298.4546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2300.6145" calcext:value-type="float">
            <text:p>2300.6145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2302.7744" calcext:value-type="float">
            <text:p>2302.7744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2304.9343" calcext:value-type="float">
            <text:p>2304.9343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2307.0942" calcext:value-type="float">
            <text:p>2307.0942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2309.2542" calcext:value-type="float">
            <text:p>2309.2542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2311.414" calcext:value-type="float">
            <text:p>2311.414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2313.574" calcext:value-type="float">
            <text:p>2313.574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2315.734" calcext:value-type="float">
            <text:p>2315.734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2317.8938" calcext:value-type="float">
            <text:p>2317.8938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2320.0537" calcext:value-type="float">
            <text:p>2320.0537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2323.6536" calcext:value-type="float">
            <text:p>2323.6536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2327.2534" calcext:value-type="float">
            <text:p>2327.2534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2330.8533" calcext:value-type="float">
            <text:p>2330.8533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334.4531" calcext:value-type="float">
            <text:p>2334.4531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2337.333" calcext:value-type="float">
            <text:p>2337.333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2340.213" calcext:value-type="float">
            <text:p>2340.213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2343.0928" calcext:value-type="float">
            <text:p>2343.0928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2345.2527" calcext:value-type="float">
            <text:p>2345.2527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2347.4126" calcext:value-type="float">
            <text:p>2347.4126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2349.5725" calcext:value-type="float">
            <text:p>2349.5725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2351.7324" calcext:value-type="float">
            <text:p>2351.7324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2353.8923" calcext:value-type="float">
            <text:p>2353.8923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2356.0522" calcext:value-type="float">
            <text:p>2356.0522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358.2122" calcext:value-type="float">
            <text:p>2358.2122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2360.372" calcext:value-type="float">
            <text:p>2360.372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2361.812" calcext:value-type="float">
            <text:p>2361.812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2363.252" calcext:value-type="float">
            <text:p>2363.252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2364.692" calcext:value-type="float">
            <text:p>2364.692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2366.1318" calcext:value-type="float">
            <text:p>2366.1318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2368.2917" calcext:value-type="float">
            <text:p>2368.2917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2370.4517" calcext:value-type="float">
            <text:p>2370.4517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2371.8916" calcext:value-type="float">
            <text:p>2371.8916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2373.3315" calcext:value-type="float">
            <text:p>2373.3315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2374.7715" calcext:value-type="float">
            <text:p>2374.7715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2376.2114" calcext:value-type="float">
            <text:p>2376.2114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2377.6514" calcext:value-type="float">
            <text:p>2377.6514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2379.0913" calcext:value-type="float">
            <text:p>2379.0913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2380.5313" calcext:value-type="float">
            <text:p>2380.5313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2381.9712" calcext:value-type="float">
            <text:p>2381.9712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2382.6912" calcext:value-type="float">
            <text:p>2382.6912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2384.131" calcext:value-type="float">
            <text:p>2384.131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2385.571" calcext:value-type="float">
            <text:p>2385.571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2387.011" calcext:value-type="float">
            <text:p>2387.011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2388.451" calcext:value-type="float">
            <text:p>2388.451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2389.8909" calcext:value-type="float">
            <text:p>2389.8909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2391.3308" calcext:value-type="float">
            <text:p>2391.3308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2392.7708" calcext:value-type="float">
            <text:p>2392.7708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2416.0735" calcext:value-type="float">
            <text:p>2416.0735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2439.3762" calcext:value-type="float">
            <text:p>2439.3762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2462.679" calcext:value-type="float">
            <text:p>2462.679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2486.7017" calcext:value-type="float">
            <text:p>2486.7017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2510.7244" calcext:value-type="float">
            <text:p>2510.7244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2534.747" calcext:value-type="float">
            <text:p>2534.747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2558.7698" calcext:value-type="float">
            <text:p>2558.7698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2604.6553" calcext:value-type="float">
            <text:p>2604.6553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2650.5408" calcext:value-type="float">
            <text:p>2650.5408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2696.4263" calcext:value-type="float">
            <text:p>2696.4263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2741.5918" calcext:value-type="float">
            <text:p>2741.5918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2764.8945" calcext:value-type="float">
            <text:p>2764.8945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2766.3345" calcext:value-type="float">
            <text:p>2766.3345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2767.7744" calcext:value-type="float">
            <text:p>2767.7744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2769.2144" calcext:value-type="float">
            <text:p>2769.2144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2770.6543" calcext:value-type="float">
            <text:p>2770.65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72.0942" calcext:value-type="float">
            <text:p>2772.0942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2773.5342" calcext:value-type="float">
            <text:p>2773.5342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2774.974" calcext:value-type="float">
            <text:p>2774.974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2776.414" calcext:value-type="float">
            <text:p>2776.414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2777.854" calcext:value-type="float">
            <text:p>2777.854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2779.294" calcext:value-type="float">
            <text:p>2779.294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2780.734" calcext:value-type="float">
            <text:p>2780.734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2782.1738" calcext:value-type="float">
            <text:p>2782.1738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2783.6138" calcext:value-type="float">
            <text:p>2783.6138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2785.0537" calcext:value-type="float">
            <text:p>2785.0537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2786.4937" calcext:value-type="float">
            <text:p>2786.4937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2788.6536" calcext:value-type="float">
            <text:p>2788.6536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2791.5334" calcext:value-type="float">
            <text:p>2791.5334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2794.4133" calcext:value-type="float">
            <text:p>2794.4133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2797.2932" calcext:value-type="float">
            <text:p>2797.2932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2800.173" calcext:value-type="float">
            <text:p>2800.173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2803.053" calcext:value-type="float">
            <text:p>2803.053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2805.9329" calcext:value-type="float">
            <text:p>2805.9329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2808.8127" calcext:value-type="float">
            <text:p>2808.8127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2811.6926" calcext:value-type="float">
            <text:p>2811.6926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2814.5725" calcext:value-type="float">
            <text:p>2814.5725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2817.4524" calcext:value-type="float">
            <text:p>2817.4524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2820.3323" calcext:value-type="float">
            <text:p>2820.3323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2823.2122" calcext:value-type="float">
            <text:p>2823.2122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2826.092" calcext:value-type="float">
            <text:p>2826.092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2850.8347" calcext:value-type="float">
            <text:p>2850.8347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2853.7146" calcext:value-type="float">
            <text:p>2853.7146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2878.4573" calcext:value-type="float">
            <text:p>2878.4573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2903.2" calcext:value-type="float">
            <text:p>2903.2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2927.9426" calcext:value-type="float">
            <text:p>2927.9426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2952.6853" calcext:value-type="float">
            <text:p>2952.6853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2977.428" calcext:value-type="float">
            <text:p>2977.428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3002.1707" calcext:value-type="float">
            <text:p>3002.1707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3026.9133" calcext:value-type="float">
            <text:p>3026.9133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3051.656" calcext:value-type="float">
            <text:p>3051.656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3076.3987" calcext:value-type="float">
            <text:p>3076.3987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3101.1414" calcext:value-type="float">
            <text:p>3101.1414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3103.3013" calcext:value-type="float">
            <text:p>3103.3013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3105.4612" calcext:value-type="float">
            <text:p>3105.4612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3107.621" calcext:value-type="float">
            <text:p>3107.621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3109.781" calcext:value-type="float">
            <text:p>3109.781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3112.661" calcext:value-type="float">
            <text:p>3112.661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3115.5408" calcext:value-type="float">
            <text:p>3115.5408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3118.4207" calcext:value-type="float">
            <text:p>3118.4207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3121.3005" calcext:value-type="float">
            <text:p>3121.3005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3124.1804" calcext:value-type="float">
            <text:p>3124.1804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3127.0603" calcext:value-type="float">
            <text:p>3127.0603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3129.9402" calcext:value-type="float">
            <text:p>3129.9402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3132.82" calcext:value-type="float">
            <text:p>3132.82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3134.98" calcext:value-type="float">
            <text:p>3134.98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137.14" calcext:value-type="float">
            <text:p>3137.14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3140.0198" calcext:value-type="float">
            <text:p>3140.0198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3142.8997" calcext:value-type="float">
            <text:p>3142.8997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3145.7795" calcext:value-type="float">
            <text:p>3145.7795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3147.9395" calcext:value-type="float">
            <text:p>3147.9395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3150.0994" calcext:value-type="float">
            <text:p>3150.0994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3152.2593" calcext:value-type="float">
            <text:p>3152.2593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3154.4192" calcext:value-type="float">
            <text:p>3154.4192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3156.579" calcext:value-type="float">
            <text:p>3156.579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3158.739" calcext:value-type="float">
            <text:p>3158.739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3160.899" calcext:value-type="float">
            <text:p>3160.899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3163.0588" calcext:value-type="float">
            <text:p>3163.0588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3165.2188" calcext:value-type="float">
            <text:p>3165.2188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3167.3787" calcext:value-type="float">
            <text:p>3167.3787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3169.5386" calcext:value-type="float">
            <text:p>3169.5386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3171.6985" calcext:value-type="float">
            <text:p>3171.6985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3173.8584" calcext:value-type="float">
            <text:p>3173.8584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3176.0183" calcext:value-type="float">
            <text:p>3176.0183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3178.1782" calcext:value-type="float">
            <text:p>3178.1782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3180.3381" calcext:value-type="float">
            <text:p>3180.3381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3183.218" calcext:value-type="float">
            <text:p>3183.218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3185.378" calcext:value-type="float">
            <text:p>3185.378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3187.5378" calcext:value-type="float">
            <text:p>3187.5378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3189.6978" calcext:value-type="float">
            <text:p>3189.6978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3192.5776" calcext:value-type="float">
            <text:p>3192.577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194.7375" calcext:value-type="float">
            <text:p>3194.7375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3196.8975" calcext:value-type="float">
            <text:p>3196.8975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3199.0574" calcext:value-type="float">
            <text:p>3199.0574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3201.2173" calcext:value-type="float">
            <text:p>3201.2173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3203.3772" calcext:value-type="float">
            <text:p>3203.3772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3205.537" calcext:value-type="float">
            <text:p>3205.537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3207.697" calcext:value-type="float">
            <text:p>3207.697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3209.857" calcext:value-type="float">
            <text:p>3209.857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3211.2969" calcext:value-type="float">
            <text:p>3211.2969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3212.7368" calcext:value-type="float">
            <text:p>3212.7368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3214.1768" calcext:value-type="float">
            <text:p>3214.1768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3215.6167" calcext:value-type="float">
            <text:p>3215.6167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3217.0566" calcext:value-type="float">
            <text:p>3217.0566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3219.2166" calcext:value-type="float">
            <text:p>3219.2166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3221.3765" calcext:value-type="float">
            <text:p>3221.3765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3223.5364" calcext:value-type="float">
            <text:p>3223.5364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3246.839" calcext:value-type="float">
            <text:p>3246.839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3248.279" calcext:value-type="float">
            <text:p>3248.279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3249.719" calcext:value-type="float">
            <text:p>3249.719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3251.159" calcext:value-type="float">
            <text:p>3251.159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3251.879" calcext:value-type="float">
            <text:p>3251.879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3252.5989" calcext:value-type="float">
            <text:p>3252.5989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3253.3188" calcext:value-type="float">
            <text:p>3253.3188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3254.0388" calcext:value-type="float">
            <text:p>3254.0388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3254.7588" calcext:value-type="float">
            <text:p>3254.7588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3255.4788" calcext:value-type="float">
            <text:p>3255.4788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3256.9187" calcext:value-type="float">
            <text:p>3256.9187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3258.3586" calcext:value-type="float">
            <text:p>3258.3586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3259.7986" calcext:value-type="float">
            <text:p>3259.7986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3261.2385" calcext:value-type="float">
            <text:p>3261.2385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3262.6785" calcext:value-type="float">
            <text:p>3262.6785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3264.1184" calcext:value-type="float">
            <text:p>3264.1184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3265.5583" calcext:value-type="float">
            <text:p>3265.5583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3266.9983" calcext:value-type="float">
            <text:p>3266.9983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3268.4382" calcext:value-type="float">
            <text:p>3268.4382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3269.1582" calcext:value-type="float">
            <text:p>3269.1582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3269.8782" calcext:value-type="float">
            <text:p>3269.8782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3292.461" calcext:value-type="float">
            <text:p>3292.461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3315.0437" calcext:value-type="float">
            <text:p>3315.0437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3337.6265" calcext:value-type="float">
            <text:p>3337.6265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3338.3464" calcext:value-type="float">
            <text:p>3338.3464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3339.0664" calcext:value-type="float">
            <text:p>3339.0664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3339.7864" calcext:value-type="float">
            <text:p>3339.7864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3340.5063" calcext:value-type="float">
            <text:p>3340.5063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3341.2263" calcext:value-type="float">
            <text:p>3341.2263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3341.9463" calcext:value-type="float">
            <text:p>3341.9463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3342.6663" calcext:value-type="float">
            <text:p>3342.6663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3365.249" calcext:value-type="float">
            <text:p>3365.249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3388.5518" calcext:value-type="float">
            <text:p>3388.5518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3411.8545" calcext:value-type="float">
            <text:p>3411.85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35.1572" calcext:value-type="float">
            <text:p>3435.1572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3458.46" calcext:value-type="float">
            <text:p>3458.46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3482.4827" calcext:value-type="float">
            <text:p>3482.4827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3484.6426" calcext:value-type="float">
            <text:p>3484.6426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3486.8025" calcext:value-type="float">
            <text:p>3486.8025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3488.2424" calcext:value-type="float">
            <text:p>3488.2424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3489.6824" calcext:value-type="float">
            <text:p>3489.6824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3491.1223" calcext:value-type="float">
            <text:p>3491.1223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3492.5623" calcext:value-type="float">
            <text:p>3492.5623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3494.0022" calcext:value-type="float">
            <text:p>3494.0022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3495.4421" calcext:value-type="float">
            <text:p>3495.4421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3496.882" calcext:value-type="float">
            <text:p>3496.882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3499.042" calcext:value-type="float">
            <text:p>3499.042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3501.202" calcext:value-type="float">
            <text:p>3501.202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3503.3618" calcext:value-type="float">
            <text:p>3503.3618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3505.5217" calcext:value-type="float">
            <text:p>3505.5217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3507.6816" calcext:value-type="float">
            <text:p>3507.6816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3509.8416" calcext:value-type="float">
            <text:p>3509.8416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3512.0015" calcext:value-type="float">
            <text:p>3512.0015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3514.1614" calcext:value-type="float">
            <text:p>3514.1614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3516.3213" calcext:value-type="float">
            <text:p>3516.3213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3518.4812" calcext:value-type="float">
            <text:p>3518.4812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3520.641" calcext:value-type="float">
            <text:p>3520.641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3522.801" calcext:value-type="float">
            <text:p>3522.801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3524.961" calcext:value-type="float">
            <text:p>3524.961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3527.1208" calcext:value-type="float">
            <text:p>3527.1208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3529.2808" calcext:value-type="float">
            <text:p>3529.2808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3531.4407" calcext:value-type="float">
            <text:p>3531.4407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3533.6006" calcext:value-type="float">
            <text:p>3533.6006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3535.0405" calcext:value-type="float">
            <text:p>3535.0405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3537.2004" calcext:value-type="float">
            <text:p>3537.2004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3539.3604" calcext:value-type="float">
            <text:p>3539.3604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3541.5203" calcext:value-type="float">
            <text:p>3541.5203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3543.6802" calcext:value-type="float">
            <text:p>3543.6802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3545.12" calcext:value-type="float">
            <text:p>3545.12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3546.56" calcext:value-type="float">
            <text:p>3546.56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3549.44" calcext:value-type="float">
            <text:p>3549.44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3550.16" calcext:value-type="float">
            <text:p>3550.16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3550.88" calcext:value-type="float">
            <text:p>3550.88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3551.5999" calcext:value-type="float">
            <text:p>3551.5999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3552.3198" calcext:value-type="float">
            <text:p>3552.3198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3553.0398" calcext:value-type="float">
            <text:p>3553.0398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3553.7598" calcext:value-type="float">
            <text:p>3553.7598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3554.4797" calcext:value-type="float">
            <text:p>3554.4797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555.1997" calcext:value-type="float">
            <text:p>3555.1997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3555.9197" calcext:value-type="float">
            <text:p>3555.9197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3556.6396" calcext:value-type="float">
            <text:p>3556.6396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3557.3596" calcext:value-type="float">
            <text:p>3557.3596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3558.0796" calcext:value-type="float">
            <text:p>3558.0796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558.7996" calcext:value-type="float">
            <text:p>3558.7996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3559.5195" calcext:value-type="float">
            <text:p>3559.5195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3560.2395" calcext:value-type="float">
            <text:p>3560.2395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3560.9595" calcext:value-type="float">
            <text:p>3560.9595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3561.6794" calcext:value-type="float">
            <text:p>3561.6794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3562.3994" calcext:value-type="float">
            <text:p>3562.3994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3563.1194" calcext:value-type="float">
            <text:p>3563.1194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3563.8394" calcext:value-type="float">
            <text:p>3563.8394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3564.5593" calcext:value-type="float">
            <text:p>3564.5593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3565.2793" calcext:value-type="float">
            <text:p>3565.2793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3565.9993" calcext:value-type="float">
            <text:p>3565.9993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3566.7192" calcext:value-type="float">
            <text:p>3566.7192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3568.1592" calcext:value-type="float">
            <text:p>3568.1592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3569.599" calcext:value-type="float">
            <text:p>3569.599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3571.039" calcext:value-type="float">
            <text:p>3571.039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3572.479" calcext:value-type="float">
            <text:p>3572.479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3573.919" calcext:value-type="float">
            <text:p>3573.919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3575.359" calcext:value-type="float">
            <text:p>3575.359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3576.7988" calcext:value-type="float">
            <text:p>3576.7988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3578.2388" calcext:value-type="float">
            <text:p>3578.2388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3579.6787" calcext:value-type="float">
            <text:p>3579.6787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3581.1187" calcext:value-type="float">
            <text:p>3581.1187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3582.5586" calcext:value-type="float">
            <text:p>3582.5586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3583.9985" calcext:value-type="float">
            <text:p>3583.9985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3585.4385" calcext:value-type="float">
            <text:p>3585.4385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586.8784" calcext:value-type="float">
            <text:p>3586.8784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3588.3184" calcext:value-type="float">
            <text:p>3588.3184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3589.7583" calcext:value-type="float">
            <text:p>3589.7583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3591.1982" calcext:value-type="float">
            <text:p>3591.1982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3592.6382" calcext:value-type="float">
            <text:p>3592.6382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3594.798" calcext:value-type="float">
            <text:p>3594.798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3596.958" calcext:value-type="float">
            <text:p>3596.958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3599.118" calcext:value-type="float">
            <text:p>3599.118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3601.2778" calcext:value-type="float">
            <text:p>3601.2778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3603.4377" calcext:value-type="float">
            <text:p>3603.4377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3605.5977" calcext:value-type="float">
            <text:p>3605.5977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3607.7576" calcext:value-type="float">
            <text:p>3607.7576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3609.9175" calcext:value-type="float">
            <text:p>3609.9175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3612.0774" calcext:value-type="float">
            <text:p>3612.0774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3614.2373" calcext:value-type="float">
            <text:p>3614.2373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3616.3972" calcext:value-type="float">
            <text:p>3616.3972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3618.5571" calcext:value-type="float">
            <text:p>3618.5571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3620.717" calcext:value-type="float">
            <text:p>3620.717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3622.877" calcext:value-type="float">
            <text:p>3622.877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3625.0369" calcext:value-type="float">
            <text:p>3625.0369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3627.1968" calcext:value-type="float">
            <text:p>3627.1968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3629.3567" calcext:value-type="float">
            <text:p>3629.3567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3632.2366" calcext:value-type="float">
            <text:p>3632.2366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3635.1165" calcext:value-type="float">
            <text:p>3635.1165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3637.2764" calcext:value-type="float">
            <text:p>3637.2764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639.4363" calcext:value-type="float">
            <text:p>3639.4363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3640.8762" calcext:value-type="float">
            <text:p>3640.8762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3664.179" calcext:value-type="float">
            <text:p>3664.179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3687.4817" calcext:value-type="float">
            <text:p>3687.4817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3710.7844" calcext:value-type="float">
            <text:p>3710.7844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3734.0872" calcext:value-type="float">
            <text:p>3734.0872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3757.39" calcext:value-type="float">
            <text:p>3757.39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3780.6926" calcext:value-type="float">
            <text:p>3780.6926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3803.9954" calcext:value-type="float">
            <text:p>3803.9954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3827.298" calcext:value-type="float">
            <text:p>3827.298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3850.6008" calcext:value-type="float">
            <text:p>3850.6008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3873.9036" calcext:value-type="float">
            <text:p>3873.9036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3897.9263" calcext:value-type="float">
            <text:p>3897.9263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3899.3662" calcext:value-type="float">
            <text:p>3899.3662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3900.8062" calcext:value-type="float">
            <text:p>3900.8062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3902.246" calcext:value-type="float">
            <text:p>3902.246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3902.966" calcext:value-type="float">
            <text:p>3902.966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3903.686" calcext:value-type="float">
            <text:p>3903.686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3905.126" calcext:value-type="float">
            <text:p>3905.126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3906.566" calcext:value-type="float">
            <text:p>3906.566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3909.4458" calcext:value-type="float">
            <text:p>3909.4458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3912.3257" calcext:value-type="float">
            <text:p>3912.3257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3915.2056" calcext:value-type="float">
            <text:p>3915.2056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3917.3655" calcext:value-type="float">
            <text:p>3917.3655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3920.9653" calcext:value-type="float">
            <text:p>3920.96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23.8452" calcext:value-type="float">
            <text:p>3923.8452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3927.445" calcext:value-type="float">
            <text:p>3927.445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3931.045" calcext:value-type="float">
            <text:p>3931.045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3934.6448" calcext:value-type="float">
            <text:p>3934.6448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3938.2446" calcext:value-type="float">
            <text:p>3938.2446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3941.8445" calcext:value-type="float">
            <text:p>3941.8445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3967.3071" calcext:value-type="float">
            <text:p>3967.3071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3992.7698" calcext:value-type="float">
            <text:p>3992.7698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4017.5125" calcext:value-type="float">
            <text:p>4017.5125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4042.2551" calcext:value-type="float">
            <text:p>4042.2551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4066.9978" calcext:value-type="float">
            <text:p>4066.9978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4091.7405" calcext:value-type="float">
            <text:p>4091.7405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4116.484" calcext:value-type="float">
            <text:p>4116.484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4141.2275" calcext:value-type="float">
            <text:p>4141.2275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4166.6914" calcext:value-type="float">
            <text:p>4166.6914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4191.435" calcext:value-type="float">
            <text:p>4191.435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4216.899" calcext:value-type="float">
            <text:p>4216.899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4220.5" calcext:value-type="float">
            <text:p>4220.5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4224.101" calcext:value-type="float">
            <text:p>4224.101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4226.982" calcext:value-type="float">
            <text:p>4226.982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4229.863" calcext:value-type="float">
            <text:p>4229.863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4232.0234" calcext:value-type="float">
            <text:p>4232.0234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4234.184" calcext:value-type="float">
            <text:p>4234.184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4236.3447" calcext:value-type="float">
            <text:p>4236.3447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4238.5054" calcext:value-type="float">
            <text:p>4238.5054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241.386" calcext:value-type="float">
            <text:p>4241.386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4244.267" calcext:value-type="float">
            <text:p>4244.267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4246.4277" calcext:value-type="float">
            <text:p>4246.4277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4249.3086" calcext:value-type="float">
            <text:p>4249.3086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4252.1895" calcext:value-type="float">
            <text:p>4252.1895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4255.0703" calcext:value-type="float">
            <text:p>4255.0703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4257.231" calcext:value-type="float">
            <text:p>4257.231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4258.6714" calcext:value-type="float">
            <text:p>4258.6714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4260.112" calcext:value-type="float">
            <text:p>4260.112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4261.5522" calcext:value-type="float">
            <text:p>4261.5522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4262.9927" calcext:value-type="float">
            <text:p>4262.9927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4264.433" calcext:value-type="float">
            <text:p>4264.433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4265.8735" calcext:value-type="float">
            <text:p>4265.8735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4289.177" calcext:value-type="float">
            <text:p>4289.177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4290.617" calcext:value-type="float">
            <text:p>4290.617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4292.0576" calcext:value-type="float">
            <text:p>4292.0576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4293.498" calcext:value-type="float">
            <text:p>4293.498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4294.9385" calcext:value-type="float">
            <text:p>4294.9385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4296.379" calcext:value-type="float">
            <text:p>4296.379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4297.8193" calcext:value-type="float">
            <text:p>4297.8193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4299.26" calcext:value-type="float">
            <text:p>4299.26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4301.4204" calcext:value-type="float">
            <text:p>4301.4204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4325.444" calcext:value-type="float">
            <text:p>4325.444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4349.4673" calcext:value-type="float">
            <text:p>4349.4673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4373.4907" calcext:value-type="float">
            <text:p>4373.4907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375.6514" calcext:value-type="float">
            <text:p>4375.6514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4378.532" calcext:value-type="float">
            <text:p>4378.532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4380.693" calcext:value-type="float">
            <text:p>4380.693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4383.5737" calcext:value-type="float">
            <text:p>4383.5737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4386.4546" calcext:value-type="float">
            <text:p>4386.4546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4389.3354" calcext:value-type="float">
            <text:p>4389.3354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4392.2163" calcext:value-type="float">
            <text:p>4392.2163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4395.097" calcext:value-type="float">
            <text:p>4395.097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4397.258" calcext:value-type="float">
            <text:p>4397.258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4399.4185" calcext:value-type="float">
            <text:p>4399.4185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4401.579" calcext:value-type="float">
            <text:p>4401.579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4403.7397" calcext:value-type="float">
            <text:p>4403.7397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4405.9004" calcext:value-type="float">
            <text:p>4405.9004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4408.061" calcext:value-type="float">
            <text:p>4408.061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4410.2217" calcext:value-type="float">
            <text:p>4410.2217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4412.3823" calcext:value-type="float">
            <text:p>4412.3823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4414.543" calcext:value-type="float">
            <text:p>4414.543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4416.7036" calcext:value-type="float">
            <text:p>4416.7036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4419.5845" calcext:value-type="float">
            <text:p>4419.5845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4422.4653" calcext:value-type="float">
            <text:p>4422.4653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4425.346" calcext:value-type="float">
            <text:p>4425.346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4428.9473" calcext:value-type="float">
            <text:p>4428.9473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4432.5483" calcext:value-type="float">
            <text:p>4432.5483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4437.59" calcext:value-type="float">
            <text:p>4437.59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4441.911" calcext:value-type="float">
            <text:p>4441.911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446.2324" calcext:value-type="float">
            <text:p>4446.2324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4450.5537" calcext:value-type="float">
            <text:p>4450.5537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4454.875" calcext:value-type="float">
            <text:p>4454.875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4459.1963" calcext:value-type="float">
            <text:p>4459.1963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4463.5176" calcext:value-type="float">
            <text:p>4463.5176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4467.839" calcext:value-type="float">
            <text:p>4467.839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4471.44" calcext:value-type="float">
            <text:p>4471.44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4475.041" calcext:value-type="float">
            <text:p>4475.041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4478.642" calcext:value-type="float">
            <text:p>4478.642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4482.243" calcext:value-type="float">
            <text:p>4482.243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4485.124" calcext:value-type="float">
            <text:p>4485.124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4488.005" calcext:value-type="float">
            <text:p>4488.005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4490.8857" calcext:value-type="float">
            <text:p>4490.8857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4493.7666" calcext:value-type="float">
            <text:p>4493.7666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4497.3677" calcext:value-type="float">
            <text:p>4497.3677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4500.9688" calcext:value-type="float">
            <text:p>4500.9688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4503.8496" calcext:value-type="float">
            <text:p>4503.8496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4507.4507" calcext:value-type="float">
            <text:p>4507.4507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4510.3315" calcext:value-type="float">
            <text:p>4510.3315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4513.2124" calcext:value-type="float">
            <text:p>4513.2124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4516.0933" calcext:value-type="float">
            <text:p>4516.0933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4518.974" calcext:value-type="float">
            <text:p>4518.974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4521.855" calcext:value-type="float">
            <text:p>4521.855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4524.736" calcext:value-type="float">
            <text:p>4524.736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4527.6167" calcext:value-type="float">
            <text:p>4527.6167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529.7773" calcext:value-type="float">
            <text:p>4529.7773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4531.218" calcext:value-type="float">
            <text:p>4531.218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4532.658" calcext:value-type="float">
            <text:p>4532.658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4534.0986" calcext:value-type="float">
            <text:p>4534.0986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4535.539" calcext:value-type="float">
            <text:p>4535.539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4536.9795" calcext:value-type="float">
            <text:p>4536.9795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4539.14" calcext:value-type="float">
            <text:p>4539.14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4541.301" calcext:value-type="float">
            <text:p>4541.301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4543.4614" calcext:value-type="float">
            <text:p>4543.4614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4546.3423" calcext:value-type="float">
            <text:p>4546.3423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4549.223" calcext:value-type="float">
            <text:p>4549.223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4552.104" calcext:value-type="float">
            <text:p>4552.104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4554.2646" calcext:value-type="float">
            <text:p>4554.2646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4557.1455" calcext:value-type="float">
            <text:p>4557.1455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4560.0264" calcext:value-type="float">
            <text:p>4560.0264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4562.187" calcext:value-type="float">
            <text:p>4562.187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4586.2104" calcext:value-type="float">
            <text:p>4586.2104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4588.371" calcext:value-type="float">
            <text:p>4588.371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4590.5317" calcext:value-type="float">
            <text:p>4590.5317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4592.6924" calcext:value-type="float">
            <text:p>4592.6924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4616.716" calcext:value-type="float">
            <text:p>4616.716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4618.8765" calcext:value-type="float">
            <text:p>4618.8765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4621.037" calcext:value-type="float">
            <text:p>4621.037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4623.918" calcext:value-type="float">
            <text:p>4623.918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4626.799" calcext:value-type="float">
            <text:p>4626.7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29.6797" calcext:value-type="float">
            <text:p>4629.6797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4632.5605" calcext:value-type="float">
            <text:p>4632.5605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4634.721" calcext:value-type="float">
            <text:p>4634.721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4637.602" calcext:value-type="float">
            <text:p>4637.602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4640.483" calcext:value-type="float">
            <text:p>4640.483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4643.364" calcext:value-type="float">
            <text:p>4643.364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4645.5244" calcext:value-type="float">
            <text:p>4645.5244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4647.685" calcext:value-type="float">
            <text:p>4647.685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4650.566" calcext:value-type="float">
            <text:p>4650.566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4652.7266" calcext:value-type="float">
            <text:p>4652.7266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4654.887" calcext:value-type="float">
            <text:p>4654.887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4657.048" calcext:value-type="float">
            <text:p>4657.048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4659.2085" calcext:value-type="float">
            <text:p>4659.2085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4661.369" calcext:value-type="float">
            <text:p>4661.369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4663.53" calcext:value-type="float">
            <text:p>4663.53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4665.6904" calcext:value-type="float">
            <text:p>4665.6904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4667.851" calcext:value-type="float">
            <text:p>4667.851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4691.8745" calcext:value-type="float">
            <text:p>4691.8745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4694.035" calcext:value-type="float">
            <text:p>4694.035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4696.196" calcext:value-type="float">
            <text:p>4696.196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4697.636" calcext:value-type="float">
            <text:p>4697.636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4699.0767" calcext:value-type="float">
            <text:p>4699.0767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4700.517" calcext:value-type="float">
            <text:p>4700.517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4702.6777" calcext:value-type="float">
            <text:p>4702.6777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4704.118" calcext:value-type="float">
            <text:p>4704.118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706.279" calcext:value-type="float">
            <text:p>4706.279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4707.719" calcext:value-type="float">
            <text:p>4707.719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4709.1597" calcext:value-type="float">
            <text:p>4709.1597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4710.6" calcext:value-type="float">
            <text:p>4710.6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4712.0405" calcext:value-type="float">
            <text:p>4712.0405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4714.201" calcext:value-type="float">
            <text:p>4714.201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4715.6416" calcext:value-type="float">
            <text:p>4715.6416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4717.8022" calcext:value-type="float">
            <text:p>4717.8022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4719.963" calcext:value-type="float">
            <text:p>4719.963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4722.1235" calcext:value-type="float">
            <text:p>4722.1235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4724.284" calcext:value-type="float">
            <text:p>4724.284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4726.445" calcext:value-type="float">
            <text:p>4726.445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4728.6055" calcext:value-type="float">
            <text:p>4728.6055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4730.046" calcext:value-type="float">
            <text:p>4730.046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4731.4863" calcext:value-type="float">
            <text:p>4731.4863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4732.927" calcext:value-type="float">
            <text:p>4732.927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4734.367" calcext:value-type="float">
            <text:p>4734.367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4735.8076" calcext:value-type="float">
            <text:p>4735.8076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4737.248" calcext:value-type="float">
            <text:p>4737.248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4738.6885" calcext:value-type="float">
            <text:p>4738.6885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4740.129" calcext:value-type="float">
            <text:p>4740.129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4741.5693" calcext:value-type="float">
            <text:p>4741.5693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4743.73" calcext:value-type="float">
            <text:p>4743.73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4745.8906" calcext:value-type="float">
            <text:p>4745.8906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4748.0513" calcext:value-type="float">
            <text:p>4748.0513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749.4917" calcext:value-type="float">
            <text:p>4749.4917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4750.932" calcext:value-type="float">
            <text:p>4750.932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4752.3726" calcext:value-type="float">
            <text:p>4752.3726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4753.813" calcext:value-type="float">
            <text:p>4753.813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4755.2534" calcext:value-type="float">
            <text:p>4755.2534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4756.694" calcext:value-type="float">
            <text:p>4756.694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4757.414" calcext:value-type="float">
            <text:p>4757.414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4758.1343" calcext:value-type="float">
            <text:p>4758.1343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4758.8545" calcext:value-type="float">
            <text:p>4758.8545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4759.5747" calcext:value-type="float">
            <text:p>4759.5747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4760.295" calcext:value-type="float">
            <text:p>4760.295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4761.7354" calcext:value-type="float">
            <text:p>4761.7354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4763.176" calcext:value-type="float">
            <text:p>4763.176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4764.616" calcext:value-type="float">
            <text:p>4764.616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4766.0566" calcext:value-type="float">
            <text:p>4766.0566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4767.497" calcext:value-type="float">
            <text:p>4767.497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4768.9375" calcext:value-type="float">
            <text:p>4768.9375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4770.378" calcext:value-type="float">
            <text:p>4770.378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4772.5386" calcext:value-type="float">
            <text:p>4772.5386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4773.979" calcext:value-type="float">
            <text:p>4773.979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4775.4194" calcext:value-type="float">
            <text:p>4775.4194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4777.58" calcext:value-type="float">
            <text:p>4777.58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4779.0205" calcext:value-type="float">
            <text:p>4779.0205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4780.461" calcext:value-type="float">
            <text:p>4780.461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4781.9014" calcext:value-type="float">
            <text:p>4781.9014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4783.342" calcext:value-type="float">
            <text:p>4783.342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4784.782" calcext:value-type="float">
            <text:p>4784.782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4786.2227" calcext:value-type="float">
            <text:p>4786.2227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4788.3833" calcext:value-type="float">
            <text:p>4788.3833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4790.544" calcext:value-type="float">
            <text:p>4790.544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4792.7046" calcext:value-type="float">
            <text:p>4792.7046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4794.865" calcext:value-type="float">
            <text:p>4794.865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4796.3057" calcext:value-type="float">
            <text:p>4796.3057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4797.746" calcext:value-type="float">
            <text:p>4797.746</text:p>
          </table:table-cell>
        </table:table-row>
      </table:table>
      <table:table table:name="qm-acc-energy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21.84" calcext:value-type="float">
            <text:p>21.84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43.68" calcext:value-type="float">
            <text:p>43.68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65.52" calcext:value-type="float">
            <text:p>65.52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87.36" calcext:value-type="float">
            <text:p>87.36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131.04" calcext:value-type="float">
            <text:p>131.04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152.88" calcext:value-type="float">
            <text:p>152.88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174.72" calcext:value-type="float">
            <text:p>174.72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196.56" calcext:value-type="float">
            <text:p>196.56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196.56" calcext:value-type="float">
            <text:p>196.56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218.4" calcext:value-type="float">
            <text:p>218.4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240.24" calcext:value-type="float">
            <text:p>240.24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262.08" calcext:value-type="float">
            <text:p>262.08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283.92" calcext:value-type="float">
            <text:p>283.92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305.76" calcext:value-type="float">
            <text:p>305.76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327.6" calcext:value-type="float">
            <text:p>327.6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349.44" calcext:value-type="float">
            <text:p>349.44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393.12" calcext:value-type="float">
            <text:p>393.12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414.96" calcext:value-type="float">
            <text:p>414.96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436.8" calcext:value-type="float">
            <text:p>436.8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480.48" calcext:value-type="float">
            <text:p>480.48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524.16" calcext:value-type="float">
            <text:p>524.16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567.84" calcext:value-type="float">
            <text:p>567.84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611.52" calcext:value-type="float">
            <text:p>611.52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655.2" calcext:value-type="float">
            <text:p>655.2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698.88" calcext:value-type="float">
            <text:p>698.88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720.72" calcext:value-type="float">
            <text:p>720.72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742.56" calcext:value-type="float">
            <text:p>742.56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765.12" calcext:value-type="float">
            <text:p>765.12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765.84" calcext:value-type="float">
            <text:p>765.84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766.56" calcext:value-type="float">
            <text:p>766.56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767.28" calcext:value-type="float">
            <text:p>767.28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790.56" calcext:value-type="float">
            <text:p>790.56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813.12" calcext:value-type="float">
            <text:p>813.12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835.68" calcext:value-type="float">
            <text:p>835.68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858.240000000001" calcext:value-type="float">
            <text:p>858.240000000001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880.800000000001" calcext:value-type="float">
            <text:p>880.800000000001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925.200000000001" calcext:value-type="float">
            <text:p>925.200000000001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969.600000000001" calcext:value-type="float">
            <text:p>969.600000000001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1058.4" calcext:value-type="float">
            <text:p>1058.4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1102.8" calcext:value-type="float">
            <text:p>1102.8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1147.2" calcext:value-type="float">
            <text:p>1147.2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1191.6" calcext:value-type="float">
            <text:p>1191.6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1214.16" calcext:value-type="float">
            <text:p>1214.16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1236.72" calcext:value-type="float">
            <text:p>1236.72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1259.28" calcext:value-type="float">
            <text:p>1259.28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1260.72" calcext:value-type="float">
            <text:p>1260.72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1260.72" calcext:value-type="float">
            <text:p>1260.72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1260.72" calcext:value-type="float">
            <text:p>1260.72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1260.72" calcext:value-type="float">
            <text:p>1260.72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1260.72" calcext:value-type="float">
            <text:p>1260.72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1261.44" calcext:value-type="float">
            <text:p>1261.44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1262.16" calcext:value-type="float">
            <text:p>1262.16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1262.88" calcext:value-type="float">
            <text:p>1262.88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1263.6" calcext:value-type="float">
            <text:p>1263.6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1264.32" calcext:value-type="float">
            <text:p>1264.32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1265.04" calcext:value-type="float">
            <text:p>1265.04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1265.76" calcext:value-type="float">
            <text:p>1265.76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1288.32" calcext:value-type="float">
            <text:p>1288.32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1310.88" calcext:value-type="float">
            <text:p>1310.88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1333.44" calcext:value-type="float">
            <text:p>1333.44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1378.56" calcext:value-type="float">
            <text:p>1378.56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1401.12" calcext:value-type="float">
            <text:p>1401.12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1423.68" calcext:value-type="float">
            <text:p>1423.68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1446.24" calcext:value-type="float">
            <text:p>1446.24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1468.8" calcext:value-type="float">
            <text:p>1468.8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1491.36" calcext:value-type="float">
            <text:p>1491.36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1492.08" calcext:value-type="float">
            <text:p>1492.08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1492.8" calcext:value-type="float">
            <text:p>1492.8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1492.8" calcext:value-type="float">
            <text:p>1492.8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1492.8" calcext:value-type="float">
            <text:p>1492.8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1493.52" calcext:value-type="float">
            <text:p>1493.52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1516.08" calcext:value-type="float">
            <text:p>1516.08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1538.64" calcext:value-type="float">
            <text:p>1538.64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1561.2" calcext:value-type="float">
            <text:p>1561.2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1583.76" calcext:value-type="float">
            <text:p>1583.76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1606.32" calcext:value-type="float">
            <text:p>1606.32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1628.88" calcext:value-type="float">
            <text:p>1628.88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1651.44" calcext:value-type="float">
            <text:p>1651.44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1696.56" calcext:value-type="float">
            <text:p>1696.56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1719.12" calcext:value-type="float">
            <text:p>1719.12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1741.68" calcext:value-type="float">
            <text:p>1741.68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1742.4" calcext:value-type="float">
            <text:p>1742.4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1743.12" calcext:value-type="float">
            <text:p>1743.12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1743.84" calcext:value-type="float">
            <text:p>1743.84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1766.4" calcext:value-type="float">
            <text:p>1766.4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1788.24" calcext:value-type="float">
            <text:p>1788.24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1810.08" calcext:value-type="float">
            <text:p>1810.08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1831.92" calcext:value-type="float">
            <text:p>1831.92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1853.76" calcext:value-type="float">
            <text:p>1853.76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1875.6" calcext:value-type="float">
            <text:p>1875.6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1897.44" calcext:value-type="float">
            <text:p>1897.44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1919.28" calcext:value-type="float">
            <text:p>1919.28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1941.12" calcext:value-type="float">
            <text:p>1941.12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1962.96" calcext:value-type="float">
            <text:p>1962.96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1984.8" calcext:value-type="float">
            <text:p>1984.8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1985.52" calcext:value-type="float">
            <text:p>1985.52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1986.24" calcext:value-type="float">
            <text:p>1986.24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1986.96" calcext:value-type="float">
            <text:p>1986.96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2009.52" calcext:value-type="float">
            <text:p>2009.52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2032.08" calcext:value-type="float">
            <text:p>2032.08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2054.64" calcext:value-type="float">
            <text:p>2054.64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2077.2" calcext:value-type="float">
            <text:p>2077.2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2099.76" calcext:value-type="float">
            <text:p>2099.76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2122.32" calcext:value-type="float">
            <text:p>2122.32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2166.72" calcext:value-type="float">
            <text:p>2166.72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2211.12" calcext:value-type="float">
            <text:p>2211.12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2255.52" calcext:value-type="float">
            <text:p>2255.52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2299.92" calcext:value-type="float">
            <text:p>2299.92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2344.32" calcext:value-type="float">
            <text:p>2344.32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2366.88" calcext:value-type="float">
            <text:p>2366.88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2389.44" calcext:value-type="float">
            <text:p>2389.44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2434.56" calcext:value-type="float">
            <text:p>2434.56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2456.4" calcext:value-type="float">
            <text:p>2456.4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2478.24" calcext:value-type="float">
            <text:p>2478.24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2500.08" calcext:value-type="float">
            <text:p>2500.08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2500.08" calcext:value-type="float">
            <text:p>2500.08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2500.8" calcext:value-type="float">
            <text:p>2500.8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2501.52" calcext:value-type="float">
            <text:p>2501.52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2502.24" calcext:value-type="float">
            <text:p>2502.24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2502.96" calcext:value-type="float">
            <text:p>2502.96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2503.68" calcext:value-type="float">
            <text:p>2503.68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2504.4" calcext:value-type="float">
            <text:p>2504.4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2505.12" calcext:value-type="float">
            <text:p>2505.12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2506.56" calcext:value-type="float">
            <text:p>2506.56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2507.28" calcext:value-type="float">
            <text:p>2507.28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2508.72" calcext:value-type="float">
            <text:p>2508.72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2531.28" calcext:value-type="float">
            <text:p>2531.28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2553.84" calcext:value-type="float">
            <text:p>2553.84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2576.4" calcext:value-type="float">
            <text:p>2576.4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2598.96" calcext:value-type="float">
            <text:p>2598.96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2621.52" calcext:value-type="float">
            <text:p>2621.52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2644.08" calcext:value-type="float">
            <text:p>2644.08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2666.64" calcext:value-type="float">
            <text:p>2666.64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2689.2" calcext:value-type="float">
            <text:p>2689.2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2711.76" calcext:value-type="float">
            <text:p>2711.76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2734.32" calcext:value-type="float">
            <text:p>2734.32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2756.88" calcext:value-type="float">
            <text:p>2756.88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2757.6" calcext:value-type="float">
            <text:p>2757.6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2758.32" calcext:value-type="float">
            <text:p>2758.32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2759.04" calcext:value-type="float">
            <text:p>2759.04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2781.6" calcext:value-type="float">
            <text:p>2781.6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2804.16" calcext:value-type="float">
            <text:p>2804.16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2826.72" calcext:value-type="float">
            <text:p>2826.72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2827.44" calcext:value-type="float">
            <text:p>2827.44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2828.16" calcext:value-type="float">
            <text:p>2828.16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2828.87999999999" calcext:value-type="float">
            <text:p>2828.87999999999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2829.59999999999" calcext:value-type="float">
            <text:p>2829.59999999999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2830.31999999999" calcext:value-type="float">
            <text:p>2830.31999999999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2831.03999999999" calcext:value-type="float">
            <text:p>2831.03999999999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2831.75999999999" calcext:value-type="float">
            <text:p>2831.75999999999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2832.47999999999" calcext:value-type="float">
            <text:p>2832.47999999999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2833.19999999999" calcext:value-type="float">
            <text:p>2833.19999999999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2855.03999999999" calcext:value-type="float">
            <text:p>2855.03999999999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2877.59999999999" calcext:value-type="float">
            <text:p>2877.59999999999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2900.15999999999" calcext:value-type="float">
            <text:p>2900.15999999999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2922.71999999999" calcext:value-type="float">
            <text:p>2922.71999999999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2945.27999999999" calcext:value-type="float">
            <text:p>2945.27999999999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2967.83999999999" calcext:value-type="float">
            <text:p>2967.83999999999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2990.39999999999" calcext:value-type="float">
            <text:p>2990.39999999999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3012.95999999999" calcext:value-type="float">
            <text:p>3012.95999999999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3035.51999999999" calcext:value-type="float">
            <text:p>3035.51999999999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3036.23999999999" calcext:value-type="float">
            <text:p>3036.23999999999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3036.95999999999" calcext:value-type="float">
            <text:p>3036.95999999999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3037.67999999999" calcext:value-type="float">
            <text:p>3037.67999999999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3038.39999999999" calcext:value-type="float">
            <text:p>3038.39999999999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3039.11999999999" calcext:value-type="float">
            <text:p>3039.11999999999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3061.67999999999" calcext:value-type="float">
            <text:p>3061.67999999999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3084.23999999999" calcext:value-type="float">
            <text:p>3084.23999999999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3106.79999999999" calcext:value-type="float">
            <text:p>3106.79999999999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3129.35999999999" calcext:value-type="float">
            <text:p>3129.35999999999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3151.91999999999" calcext:value-type="float">
            <text:p>3151.91999999999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3174.47999999999" calcext:value-type="float">
            <text:p>3174.47999999999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3197.03999999999" calcext:value-type="float">
            <text:p>3197.03999999999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3220.31999999999" calcext:value-type="float">
            <text:p>3220.31999999999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3243.59999999999" calcext:value-type="float">
            <text:p>3243.59999999999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3266.87999999999" calcext:value-type="float">
            <text:p>3266.87999999999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3268.31999999999" calcext:value-type="float">
            <text:p>3268.31999999999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3269.75999999999" calcext:value-type="float">
            <text:p>3269.75999999999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3271.91999999999" calcext:value-type="float">
            <text:p>3271.91999999999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3295.91999999999" calcext:value-type="float">
            <text:p>3295.91999999999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3319.91999999999" calcext:value-type="float">
            <text:p>3319.91999999999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3343.91999999999" calcext:value-type="float">
            <text:p>3343.91999999999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3367.91999999999" calcext:value-type="float">
            <text:p>3367.91999999999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3391.91999999999" calcext:value-type="float">
            <text:p>3391.91999999999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3415.91999999999" calcext:value-type="float">
            <text:p>3415.91999999999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3439.91999999999" calcext:value-type="float">
            <text:p>3439.91999999999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3463.91999999999" calcext:value-type="float">
            <text:p>3463.91999999999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3487.91999999999" calcext:value-type="float">
            <text:p>3487.91999999999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3511.91999999999" calcext:value-type="float">
            <text:p>3511.91999999999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3514.07999999998" calcext:value-type="float">
            <text:p>3514.07999999998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3516.23999999998" calcext:value-type="float">
            <text:p>3516.23999999998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3518.39999999998" calcext:value-type="float">
            <text:p>3518.39999999998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3520.55999999998" calcext:value-type="float">
            <text:p>3520.55999999998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3522.71999999998" calcext:value-type="float">
            <text:p>3522.71999999998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3524.87999999998" calcext:value-type="float">
            <text:p>3524.87999999998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3527.03999999998" calcext:value-type="float">
            <text:p>3527.03999999998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3527.75999999998" calcext:value-type="float">
            <text:p>3527.75999999998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3528.47999999998" calcext:value-type="float">
            <text:p>3528.47999999998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3529.19999999998" calcext:value-type="float">
            <text:p>3529.19999999998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3529.91999999998" calcext:value-type="float">
            <text:p>3529.91999999998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3530.63999999998" calcext:value-type="float">
            <text:p>3530.63999999998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3531.35999999998" calcext:value-type="float">
            <text:p>3531.35999999998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3532.07999999998" calcext:value-type="float">
            <text:p>3532.07999999998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3532.79999999998" calcext:value-type="float">
            <text:p>3532.79999999998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3533.51999999998" calcext:value-type="float">
            <text:p>3533.51999999998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3534.23999999998" calcext:value-type="float">
            <text:p>3534.23999999998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3534.95999999998" calcext:value-type="float">
            <text:p>3534.95999999998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3535.67999999998" calcext:value-type="float">
            <text:p>3535.67999999998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3536.39999999998" calcext:value-type="float">
            <text:p>3536.39999999998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3537.11999999998" calcext:value-type="float">
            <text:p>3537.11999999998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3537.83999999998" calcext:value-type="float">
            <text:p>3537.83999999998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3538.55999999998" calcext:value-type="float">
            <text:p>3538.55999999998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3539.27999999998" calcext:value-type="float">
            <text:p>3539.27999999998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3561.83999999998" calcext:value-type="float">
            <text:p>3561.83999999998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3584.39999999998" calcext:value-type="float">
            <text:p>3584.39999999998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3606.95999999998" calcext:value-type="float">
            <text:p>3606.95999999998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3651.35999999998" calcext:value-type="float">
            <text:p>3651.35999999998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3695.75999999998" calcext:value-type="float">
            <text:p>3695.75999999998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3740.15999999998" calcext:value-type="float">
            <text:p>3740.15999999998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3762.71999999998" calcext:value-type="float">
            <text:p>3762.71999999998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3785.27999999998" calcext:value-type="float">
            <text:p>3785.27999999998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3807.83999999998" calcext:value-type="float">
            <text:p>3807.83999999998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3830.39999999998" calcext:value-type="float">
            <text:p>3830.39999999998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3852.95999999998" calcext:value-type="float">
            <text:p>3852.95999999998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3875.51999999998" calcext:value-type="float">
            <text:p>3875.51999999998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3898.07999999998" calcext:value-type="float">
            <text:p>3898.07999999998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3920.63999999998" calcext:value-type="float">
            <text:p>3920.63999999998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3943.19999999998" calcext:value-type="float">
            <text:p>3943.19999999998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3965.75999999998" calcext:value-type="float">
            <text:p>3965.75999999998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3966.47999999998" calcext:value-type="float">
            <text:p>3966.47999999998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3967.91999999998" calcext:value-type="float">
            <text:p>3967.91999999998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3969.35999999998" calcext:value-type="float">
            <text:p>3969.35999999998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3970.79999999998" calcext:value-type="float">
            <text:p>3970.79999999998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3972.23999999998" calcext:value-type="float">
            <text:p>3972.23999999998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3973.67999999998" calcext:value-type="float">
            <text:p>3973.67999999998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3975.11999999997" calcext:value-type="float">
            <text:p>3975.11999999997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3976.55999999997" calcext:value-type="float">
            <text:p>3976.55999999997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3977.99999999997" calcext:value-type="float">
            <text:p>3977.99999999997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3979.43999999997" calcext:value-type="float">
            <text:p>3979.43999999997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3980.87999999997" calcext:value-type="float">
            <text:p>3980.87999999997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3982.31999999997" calcext:value-type="float">
            <text:p>3982.31999999997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3983.75999999997" calcext:value-type="float">
            <text:p>3983.75999999997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4007.03999999997" calcext:value-type="float">
            <text:p>4007.03999999997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4030.31999999997" calcext:value-type="float">
            <text:p>4030.31999999997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4053.59999999997" calcext:value-type="float">
            <text:p>4053.59999999997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4076.87999999997" calcext:value-type="float">
            <text:p>4076.87999999997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4100.15999999997" calcext:value-type="float">
            <text:p>4100.15999999997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4123.43999999997" calcext:value-type="float">
            <text:p>4123.43999999997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4146.71999999997" calcext:value-type="float">
            <text:p>4146.71999999997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4169.99999999997" calcext:value-type="float">
            <text:p>4169.99999999997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4193.27999999997" calcext:value-type="float">
            <text:p>4193.27999999997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4216.55999999997" calcext:value-type="float">
            <text:p>4216.55999999997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4239.83999999998" calcext:value-type="float">
            <text:p>4239.83999999998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4241.27999999998" calcext:value-type="float">
            <text:p>4241.27999999998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4242.71999999998" calcext:value-type="float">
            <text:p>4242.71999999998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4244.15999999998" calcext:value-type="float">
            <text:p>4244.15999999998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4245.59999999998" calcext:value-type="float">
            <text:p>4245.59999999998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4247.03999999998" calcext:value-type="float">
            <text:p>4247.03999999998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4269.59999999998" calcext:value-type="float">
            <text:p>4269.59999999998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4292.15999999998" calcext:value-type="float">
            <text:p>4292.15999999998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4314.71999999998" calcext:value-type="float">
            <text:p>4314.71999999998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4337.27999999998" calcext:value-type="float">
            <text:p>4337.27999999998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4359.83999999998" calcext:value-type="float">
            <text:p>4359.83999999998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4382.39999999998" calcext:value-type="float">
            <text:p>4382.39999999998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4404.95999999998" calcext:value-type="float">
            <text:p>4404.95999999998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4427.51999999998" calcext:value-type="float">
            <text:p>4427.51999999998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4450.07999999998" calcext:value-type="float">
            <text:p>4450.07999999998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4472.63999999998" calcext:value-type="float">
            <text:p>4472.63999999998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4495.19999999998" calcext:value-type="float">
            <text:p>4495.19999999998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4517.75999999998" calcext:value-type="float">
            <text:p>4517.75999999998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4539.59999999998" calcext:value-type="float">
            <text:p>4539.59999999998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4561.43999999998" calcext:value-type="float">
            <text:p>4561.43999999998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4583.99999999998" calcext:value-type="float">
            <text:p>4583.99999999998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4584.71999999998" calcext:value-type="float">
            <text:p>4584.71999999998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4585.43999999998" calcext:value-type="float">
            <text:p>4585.43999999998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4586.15999999998" calcext:value-type="float">
            <text:p>4586.15999999998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4586.87999999998" calcext:value-type="float">
            <text:p>4586.87999999998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4587.59999999998" calcext:value-type="float">
            <text:p>4587.59999999998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4588.31999999998" calcext:value-type="float">
            <text:p>4588.31999999998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4589.03999999998" calcext:value-type="float">
            <text:p>4589.03999999998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4589.75999999999" calcext:value-type="float">
            <text:p>4589.75999999999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4590.47999999999" calcext:value-type="float">
            <text:p>4590.47999999999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4591.19999999999" calcext:value-type="float">
            <text:p>4591.19999999999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4591.91999999999" calcext:value-type="float">
            <text:p>4591.91999999999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4592.63999999999" calcext:value-type="float">
            <text:p>4592.63999999999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4615.19999999999" calcext:value-type="float">
            <text:p>4615.19999999999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4637.75999999999" calcext:value-type="float">
            <text:p>4637.75999999999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4660.31999999999" calcext:value-type="float">
            <text:p>4660.31999999999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4682.87999999999" calcext:value-type="float">
            <text:p>4682.87999999999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4705.43999999999" calcext:value-type="float">
            <text:p>4705.43999999999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4727.99999999999" calcext:value-type="float">
            <text:p>4727.99999999999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4750.55999999999" calcext:value-type="float">
            <text:p>4750.55999999999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4773.11999999999" calcext:value-type="float">
            <text:p>4773.11999999999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4794.95999999999" calcext:value-type="float">
            <text:p>4794.95999999999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4794.95999999999" calcext:value-type="float">
            <text:p>4794.95999999999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4794.95999999999" calcext:value-type="float">
            <text:p>4794.95999999999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4794.95999999999" calcext:value-type="float">
            <text:p>4794.95999999999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4794.95999999999" calcext:value-type="float">
            <text:p>4794.95999999999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4794.95999999999" calcext:value-type="float">
            <text:p>4794.95999999999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4817.51999999999" calcext:value-type="float">
            <text:p>4817.51999999999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4840.07999999999" calcext:value-type="float">
            <text:p>4840.07999999999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4862.63999999999" calcext:value-type="float">
            <text:p>4862.63999999999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4885.19999999999" calcext:value-type="float">
            <text:p>4885.19999999999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4907.75999999999" calcext:value-type="float">
            <text:p>4907.75999999999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4930.31999999999" calcext:value-type="float">
            <text:p>4930.31999999999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4952.87999999999" calcext:value-type="float">
            <text:p>4952.87999999999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4975.43999999999" calcext:value-type="float">
            <text:p>4975.43999999999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4997.99999999999" calcext:value-type="float">
            <text:p>4997.99999999999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5020.55999999999" calcext:value-type="float">
            <text:p>5020.55999999999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5043.11999999999" calcext:value-type="float">
            <text:p>5043.11999999999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5043.83999999999" calcext:value-type="float">
            <text:p>5043.83999999999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5044.55999999999" calcext:value-type="float">
            <text:p>5044.55999999999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5045.27999999999" calcext:value-type="float">
            <text:p>5045.27999999999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5045.99999999999" calcext:value-type="float">
            <text:p>5045.99999999999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5046.72" calcext:value-type="float">
            <text:p>5046.72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5047.44" calcext:value-type="float">
            <text:p>5047.44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5048.16" calcext:value-type="float">
            <text:p>5048.16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5048.88" calcext:value-type="float">
            <text:p>5048.88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5049.6" calcext:value-type="float">
            <text:p>5049.6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5050.32" calcext:value-type="float">
            <text:p>5050.32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5051.04" calcext:value-type="float">
            <text:p>5051.04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5051.76" calcext:value-type="float">
            <text:p>5051.76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5052.48" calcext:value-type="float">
            <text:p>5052.48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5053.2" calcext:value-type="float">
            <text:p>5053.2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5053.92" calcext:value-type="float">
            <text:p>5053.92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5054.64" calcext:value-type="float">
            <text:p>5054.64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5055.36" calcext:value-type="float">
            <text:p>5055.36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5056.08" calcext:value-type="float">
            <text:p>5056.08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5056.8" calcext:value-type="float">
            <text:p>5056.8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5057.52" calcext:value-type="float">
            <text:p>5057.52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5058.24" calcext:value-type="float">
            <text:p>5058.24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5058.96" calcext:value-type="float">
            <text:p>5058.96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5059.68" calcext:value-type="float">
            <text:p>5059.68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5082.24" calcext:value-type="float">
            <text:p>5082.24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5104.8" calcext:value-type="float">
            <text:p>5104.8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5127.36" calcext:value-type="float">
            <text:p>5127.36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5149.92" calcext:value-type="float">
            <text:p>5149.92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5172.48" calcext:value-type="float">
            <text:p>5172.48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5195.04" calcext:value-type="float">
            <text:p>5195.04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5217.6" calcext:value-type="float">
            <text:p>5217.6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5240.88" calcext:value-type="float">
            <text:p>5240.88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5264.16" calcext:value-type="float">
            <text:p>5264.16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5287.44" calcext:value-type="float">
            <text:p>5287.44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5288.88000000001" calcext:value-type="float">
            <text:p>5288.88000000001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5290.32000000001" calcext:value-type="float">
            <text:p>5290.32000000001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5291.76000000001" calcext:value-type="float">
            <text:p>5291.76000000001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5292.48000000001" calcext:value-type="float">
            <text:p>5292.48000000001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5293.20000000001" calcext:value-type="float">
            <text:p>5293.20000000001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5293.92000000001" calcext:value-type="float">
            <text:p>5293.92000000001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5294.64000000001" calcext:value-type="float">
            <text:p>5294.64000000001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5295.36000000001" calcext:value-type="float">
            <text:p>5295.36000000001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5317.92000000001" calcext:value-type="float">
            <text:p>5317.92000000001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5340.48000000001" calcext:value-type="float">
            <text:p>5340.48000000001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5363.04000000001" calcext:value-type="float">
            <text:p>5363.04000000001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5363.76000000001" calcext:value-type="float">
            <text:p>5363.76000000001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5364.48000000001" calcext:value-type="float">
            <text:p>5364.48000000001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5365.20000000001" calcext:value-type="float">
            <text:p>5365.20000000001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5365.92000000001" calcext:value-type="float">
            <text:p>5365.92000000001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5366.64000000001" calcext:value-type="float">
            <text:p>5366.64000000001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5367.36000000001" calcext:value-type="float">
            <text:p>5367.36000000001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5368.08000000001" calcext:value-type="float">
            <text:p>5368.08000000001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5368.80000000001" calcext:value-type="float">
            <text:p>5368.80000000001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5369.52000000001" calcext:value-type="float">
            <text:p>5369.52000000001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5370.24000000001" calcext:value-type="float">
            <text:p>5370.24000000001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5370.96000000001" calcext:value-type="float">
            <text:p>5370.96000000001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5371.68000000001" calcext:value-type="float">
            <text:p>5371.68000000001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5372.40000000001" calcext:value-type="float">
            <text:p>5372.40000000001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5394.96000000001" calcext:value-type="float">
            <text:p>5394.96000000001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5416.80000000001" calcext:value-type="float">
            <text:p>5416.80000000001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5438.64000000001" calcext:value-type="float">
            <text:p>5438.64000000001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5460.48000000001" calcext:value-type="float">
            <text:p>5460.48000000001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5482.32000000001" calcext:value-type="float">
            <text:p>5482.32000000001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5504.16000000001" calcext:value-type="float">
            <text:p>5504.16000000001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5526.00000000001" calcext:value-type="float">
            <text:p>5526.00000000001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5547.84000000001" calcext:value-type="float">
            <text:p>5547.84000000001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5569.68000000001" calcext:value-type="float">
            <text:p>5569.68000000001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5592.24000000001" calcext:value-type="float">
            <text:p>5592.24000000001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5592.96000000001" calcext:value-type="float">
            <text:p>5592.96000000001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5593.68000000001" calcext:value-type="float">
            <text:p>5593.68000000001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5594.40000000001" calcext:value-type="float">
            <text:p>5594.40000000001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5595.12000000001" calcext:value-type="float">
            <text:p>5595.12000000001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5595.84000000002" calcext:value-type="float">
            <text:p>5595.84000000002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5596.56000000002" calcext:value-type="float">
            <text:p>5596.56000000002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5597.28000000002" calcext:value-type="float">
            <text:p>5597.28000000002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5598.00000000002" calcext:value-type="float">
            <text:p>5598.00000000002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5598.72000000002" calcext:value-type="float">
            <text:p>5598.72000000002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5599.44000000002" calcext:value-type="float">
            <text:p>5599.44000000002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5600.16000000002" calcext:value-type="float">
            <text:p>5600.16000000002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5600.88000000002" calcext:value-type="float">
            <text:p>5600.88000000002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5601.60000000002" calcext:value-type="float">
            <text:p>5601.60000000002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5602.32000000002" calcext:value-type="float">
            <text:p>5602.32000000002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5603.04000000002" calcext:value-type="float">
            <text:p>5603.04000000002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5603.76000000002" calcext:value-type="float">
            <text:p>5603.76000000002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5604.48000000002" calcext:value-type="float">
            <text:p>5604.48000000002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5605.20000000002" calcext:value-type="float">
            <text:p>5605.20000000002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5605.92000000002" calcext:value-type="float">
            <text:p>5605.92000000002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5606.64000000002" calcext:value-type="float">
            <text:p>5606.64000000002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5607.36000000002" calcext:value-type="float">
            <text:p>5607.36000000002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5608.08000000002" calcext:value-type="float">
            <text:p>5608.08000000002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5608.80000000002" calcext:value-type="float">
            <text:p>5608.80000000002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5609.52000000002" calcext:value-type="float">
            <text:p>5609.52000000002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5610.24000000002" calcext:value-type="float">
            <text:p>5610.24000000002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5610.96000000002" calcext:value-type="float">
            <text:p>5610.96000000002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5610.96000000002" calcext:value-type="float">
            <text:p>5610.96000000002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5610.96000000002" calcext:value-type="float">
            <text:p>5610.96000000002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5610.96000000002" calcext:value-type="float">
            <text:p>5610.96000000002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5611.68000000002" calcext:value-type="float">
            <text:p>5611.68000000002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5612.40000000002" calcext:value-type="float">
            <text:p>5612.40000000002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5613.12000000002" calcext:value-type="float">
            <text:p>5613.12000000002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5613.84000000002" calcext:value-type="float">
            <text:p>5613.84000000002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5614.56000000002" calcext:value-type="float">
            <text:p>5614.56000000002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5615.28000000002" calcext:value-type="float">
            <text:p>5615.28000000002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5616.00000000002" calcext:value-type="float">
            <text:p>5616.00000000002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5616.72000000002" calcext:value-type="float">
            <text:p>5616.72000000002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5617.44000000002" calcext:value-type="float">
            <text:p>5617.44000000002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5618.16000000002" calcext:value-type="float">
            <text:p>5618.16000000002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5640.72000000002" calcext:value-type="float">
            <text:p>5640.72000000002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5662.56000000002" calcext:value-type="float">
            <text:p>5662.56000000002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5706.24000000002" calcext:value-type="float">
            <text:p>5706.24000000002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5750.64000000002" calcext:value-type="float">
            <text:p>5750.64000000002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5795.04000000002" calcext:value-type="float">
            <text:p>5795.04000000002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5839.44000000003" calcext:value-type="float">
            <text:p>5839.44000000003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5883.84000000003" calcext:value-type="float">
            <text:p>5883.84000000003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5928.24000000003" calcext:value-type="float">
            <text:p>5928.24000000003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5972.64000000003" calcext:value-type="float">
            <text:p>5972.64000000003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6017.04000000003" calcext:value-type="float">
            <text:p>6017.04000000003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6061.44000000003" calcext:value-type="float">
            <text:p>6061.44000000003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6105.84000000003" calcext:value-type="float">
            <text:p>6105.84000000003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6128.40000000003" calcext:value-type="float">
            <text:p>6128.40000000003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6129.84000000003" calcext:value-type="float">
            <text:p>6129.84000000003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6130.56000000003" calcext:value-type="float">
            <text:p>6130.56000000003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6131.28000000003" calcext:value-type="float">
            <text:p>6131.28000000003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6132.00000000003" calcext:value-type="float">
            <text:p>6132.00000000003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6132.72000000003" calcext:value-type="float">
            <text:p>6132.72000000003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6133.44000000003" calcext:value-type="float">
            <text:p>6133.44000000003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6134.16000000003" calcext:value-type="float">
            <text:p>6134.16000000003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6134.88000000003" calcext:value-type="float">
            <text:p>6134.88000000003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6135.60000000003" calcext:value-type="float">
            <text:p>6135.60000000003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6158.16000000003" calcext:value-type="float">
            <text:p>6158.16000000003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6180.72000000003" calcext:value-type="float">
            <text:p>6180.72000000003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6203.28000000003" calcext:value-type="float">
            <text:p>6203.28000000003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6225.84000000003" calcext:value-type="float">
            <text:p>6225.84000000003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6248.40000000003" calcext:value-type="float">
            <text:p>6248.40000000003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6270.96000000003" calcext:value-type="float">
            <text:p>6270.96000000003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6293.52000000003" calcext:value-type="float">
            <text:p>6293.52000000003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6316.08000000003" calcext:value-type="float">
            <text:p>6316.08000000003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6316.80000000004" calcext:value-type="float">
            <text:p>6316.80000000004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6317.52000000004" calcext:value-type="float">
            <text:p>6317.52000000004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6318.24000000004" calcext:value-type="float">
            <text:p>6318.24000000004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6318.96000000004" calcext:value-type="float">
            <text:p>6318.96000000004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6319.68000000004" calcext:value-type="float">
            <text:p>6319.68000000004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6320.40000000004" calcext:value-type="float">
            <text:p>6320.40000000004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6321.12000000004" calcext:value-type="float">
            <text:p>6321.12000000004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6321.84000000004" calcext:value-type="float">
            <text:p>6321.84000000004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6322.56000000004" calcext:value-type="float">
            <text:p>6322.56000000004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6323.28000000004" calcext:value-type="float">
            <text:p>6323.28000000004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6345.84000000004" calcext:value-type="float">
            <text:p>6345.84000000004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6368.40000000004" calcext:value-type="float">
            <text:p>6368.40000000004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6390.96000000004" calcext:value-type="float">
            <text:p>6390.96000000004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6413.52000000004" calcext:value-type="float">
            <text:p>6413.52000000004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6436.08000000004" calcext:value-type="float">
            <text:p>6436.08000000004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6480.48000000004" calcext:value-type="float">
            <text:p>6480.48000000004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6524.88000000004" calcext:value-type="float">
            <text:p>6524.88000000004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6547.44000000004" calcext:value-type="float">
            <text:p>6547.44000000004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6570.00000000004" calcext:value-type="float">
            <text:p>6570.00000000004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6570.72000000004" calcext:value-type="float">
            <text:p>6570.72000000004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6571.44000000004" calcext:value-type="float">
            <text:p>6571.44000000004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6572.16000000004" calcext:value-type="float">
            <text:p>6572.16000000004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6572.88000000004" calcext:value-type="float">
            <text:p>6572.88000000004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6573.60000000004" calcext:value-type="float">
            <text:p>6573.60000000004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6574.32000000004" calcext:value-type="float">
            <text:p>6574.32000000004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6575.04000000004" calcext:value-type="float">
            <text:p>6575.04000000004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6576.48000000004" calcext:value-type="float">
            <text:p>6576.48000000004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6577.92000000004" calcext:value-type="float">
            <text:p>6577.92000000004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6579.36000000004" calcext:value-type="float">
            <text:p>6579.36000000004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6580.80000000005" calcext:value-type="float">
            <text:p>6580.80000000005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6582.24000000005" calcext:value-type="float">
            <text:p>6582.24000000005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6583.68000000005" calcext:value-type="float">
            <text:p>6583.68000000005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6585.12000000005" calcext:value-type="float">
            <text:p>6585.12000000005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6586.56000000005" calcext:value-type="float">
            <text:p>6586.56000000005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6588.00000000005" calcext:value-type="float">
            <text:p>6588.00000000005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6589.44000000005" calcext:value-type="float">
            <text:p>6589.44000000005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6590.88000000005" calcext:value-type="float">
            <text:p>6590.88000000005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6592.32000000005" calcext:value-type="float">
            <text:p>6592.32000000005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6593.76000000005" calcext:value-type="float">
            <text:p>6593.76000000005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6595.20000000005" calcext:value-type="float">
            <text:p>6595.20000000005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6596.64000000005" calcext:value-type="float">
            <text:p>6596.64000000005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6598.08000000005" calcext:value-type="float">
            <text:p>6598.08000000005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6599.52000000005" calcext:value-type="float">
            <text:p>6599.52000000005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6622.80000000005" calcext:value-type="float">
            <text:p>6622.80000000005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6646.08000000005" calcext:value-type="float">
            <text:p>6646.08000000005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6669.36000000005" calcext:value-type="float">
            <text:p>6669.36000000005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6691.92000000005" calcext:value-type="float">
            <text:p>6691.92000000005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6714.48000000005" calcext:value-type="float">
            <text:p>6714.48000000005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6737.04000000005" calcext:value-type="float">
            <text:p>6737.04000000005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6759.60000000006" calcext:value-type="float">
            <text:p>6759.60000000006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6760.32000000006" calcext:value-type="float">
            <text:p>6760.32000000006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6761.04000000006" calcext:value-type="float">
            <text:p>6761.04000000006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6761.76000000006" calcext:value-type="float">
            <text:p>6761.76000000006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6761.76000000006" calcext:value-type="float">
            <text:p>6761.76000000006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6761.76000000006" calcext:value-type="float">
            <text:p>6761.76000000006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6762.48000000006" calcext:value-type="float">
            <text:p>6762.48000000006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6763.20000000006" calcext:value-type="float">
            <text:p>6763.20000000006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6785.76000000006" calcext:value-type="float">
            <text:p>6785.76000000006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6808.32000000006" calcext:value-type="float">
            <text:p>6808.32000000006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6830.88000000006" calcext:value-type="float">
            <text:p>6830.88000000006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6853.44000000006" calcext:value-type="float">
            <text:p>6853.44000000006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6876.00000000006" calcext:value-type="float">
            <text:p>6876.00000000006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6898.56000000006" calcext:value-type="float">
            <text:p>6898.56000000006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6921.12000000006" calcext:value-type="float">
            <text:p>6921.12000000006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6943.68000000006" calcext:value-type="float">
            <text:p>6943.68000000006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6966.24000000006" calcext:value-type="float">
            <text:p>6966.24000000006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6988.80000000006" calcext:value-type="float">
            <text:p>6988.80000000006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7011.36000000006" calcext:value-type="float">
            <text:p>7011.36000000006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7033.92000000006" calcext:value-type="float">
            <text:p>7033.92000000006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7034.64000000006" calcext:value-type="float">
            <text:p>7034.64000000006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7035.36000000006" calcext:value-type="float">
            <text:p>7035.36000000006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7036.08000000006" calcext:value-type="float">
            <text:p>7036.08000000006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7036.80000000006" calcext:value-type="float">
            <text:p>7036.80000000006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7037.52000000006" calcext:value-type="float">
            <text:p>7037.52000000006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7038.24000000006" calcext:value-type="float">
            <text:p>7038.24000000006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7038.96000000006" calcext:value-type="float">
            <text:p>7038.96000000006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7061.52000000006" calcext:value-type="float">
            <text:p>7061.52000000006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7084.08000000006" calcext:value-type="float">
            <text:p>7084.08000000006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7106.64000000006" calcext:value-type="float">
            <text:p>7106.64000000006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7107.36000000006" calcext:value-type="float">
            <text:p>7107.36000000006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7108.08000000006" calcext:value-type="float">
            <text:p>7108.08000000006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7108.80000000007" calcext:value-type="float">
            <text:p>7108.80000000007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7109.52000000007" calcext:value-type="float">
            <text:p>7109.52000000007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7110.24000000007" calcext:value-type="float">
            <text:p>7110.24000000007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7111.68000000007" calcext:value-type="float">
            <text:p>7111.68000000007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7113.12000000007" calcext:value-type="float">
            <text:p>7113.12000000007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7114.56000000007" calcext:value-type="float">
            <text:p>7114.56000000007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7116.00000000007" calcext:value-type="float">
            <text:p>7116.00000000007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7117.44000000007" calcext:value-type="float">
            <text:p>7117.44000000007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7118.88000000007" calcext:value-type="float">
            <text:p>7118.88000000007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7120.32000000007" calcext:value-type="float">
            <text:p>7120.32000000007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7121.76000000007" calcext:value-type="float">
            <text:p>7121.76000000007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7122.48000000007" calcext:value-type="float">
            <text:p>7122.48000000007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7123.20000000007" calcext:value-type="float">
            <text:p>7123.20000000007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7123.92000000007" calcext:value-type="float">
            <text:p>7123.92000000007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7124.64000000007" calcext:value-type="float">
            <text:p>7124.64000000007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7125.36000000007" calcext:value-type="float">
            <text:p>7125.36000000007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7126.08000000007" calcext:value-type="float">
            <text:p>7126.08000000007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7126.80000000007" calcext:value-type="float">
            <text:p>7126.80000000007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7127.52000000007" calcext:value-type="float">
            <text:p>7127.52000000007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7128.24000000007" calcext:value-type="float">
            <text:p>7128.24000000007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7128.96000000007" calcext:value-type="float">
            <text:p>7128.96000000007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7129.68000000007" calcext:value-type="float">
            <text:p>7129.68000000007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7152.24000000007" calcext:value-type="float">
            <text:p>7152.24000000007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7174.80000000007" calcext:value-type="float">
            <text:p>7174.80000000007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7197.36000000007" calcext:value-type="float">
            <text:p>7197.36000000007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7219.92000000007" calcext:value-type="float">
            <text:p>7219.92000000007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7242.48000000007" calcext:value-type="float">
            <text:p>7242.48000000007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7265.04000000007" calcext:value-type="float">
            <text:p>7265.04000000007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7287.60000000008" calcext:value-type="float">
            <text:p>7287.60000000008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7332.00000000008" calcext:value-type="float">
            <text:p>7332.00000000008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7376.40000000008" calcext:value-type="float">
            <text:p>7376.40000000008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7420.80000000008" calcext:value-type="float">
            <text:p>7420.80000000008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7465.20000000008" calcext:value-type="float">
            <text:p>7465.20000000008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7509.60000000008" calcext:value-type="float">
            <text:p>7509.60000000008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7554.72000000008" calcext:value-type="float">
            <text:p>7554.72000000008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7599.84000000008" calcext:value-type="float">
            <text:p>7599.84000000008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7644.96000000008" calcext:value-type="float">
            <text:p>7644.96000000008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7690.08000000008" calcext:value-type="float">
            <text:p>7690.08000000008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7735.20000000008" calcext:value-type="float">
            <text:p>7735.20000000008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7758.48000000008" calcext:value-type="float">
            <text:p>7758.48000000008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7759.92000000008" calcext:value-type="float">
            <text:p>7759.92000000008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7761.36000000008" calcext:value-type="float">
            <text:p>7761.36000000008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7762.80000000008" calcext:value-type="float">
            <text:p>7762.80000000008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7764.24000000008" calcext:value-type="float">
            <text:p>7764.24000000008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7765.68000000009" calcext:value-type="float">
            <text:p>7765.68000000009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7767.12000000009" calcext:value-type="float">
            <text:p>7767.12000000009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7768.56000000009" calcext:value-type="float">
            <text:p>7768.56000000009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7770.00000000009" calcext:value-type="float">
            <text:p>7770.00000000009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7771.44000000009" calcext:value-type="float">
            <text:p>7771.44000000009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7772.88000000009" calcext:value-type="float">
            <text:p>7772.88000000009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7796.16000000009" calcext:value-type="float">
            <text:p>7796.16000000009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7819.44000000009" calcext:value-type="float">
            <text:p>7819.44000000009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7820.88000000009" calcext:value-type="float">
            <text:p>7820.88000000009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7822.32000000009" calcext:value-type="float">
            <text:p>7822.32000000009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7823.76000000009" calcext:value-type="float">
            <text:p>7823.76000000009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7825.20000000009" calcext:value-type="float">
            <text:p>7825.20000000009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7826.64000000009" calcext:value-type="float">
            <text:p>7826.64000000009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7828.08000000009" calcext:value-type="float">
            <text:p>7828.08000000009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7829.52000000009" calcext:value-type="float">
            <text:p>7829.52000000009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7853.52000000009" calcext:value-type="float">
            <text:p>7853.52000000009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7877.52000000009" calcext:value-type="float">
            <text:p>7877.52000000009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7901.5200000001" calcext:value-type="float">
            <text:p>7901.5200000001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7924.8000000001" calcext:value-type="float">
            <text:p>7924.8000000001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7948.0800000001" calcext:value-type="float">
            <text:p>7948.0800000001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7971.3600000001" calcext:value-type="float">
            <text:p>7971.3600000001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7994.6400000001" calcext:value-type="float">
            <text:p>7994.6400000001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7996.0800000001" calcext:value-type="float">
            <text:p>7996.0800000001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8018.6400000001" calcext:value-type="float">
            <text:p>8018.6400000001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8041.2000000001" calcext:value-type="float">
            <text:p>8041.2000000001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8063.7600000001" calcext:value-type="float">
            <text:p>8063.7600000001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8086.3200000001" calcext:value-type="float">
            <text:p>8086.3200000001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8108.8800000001" calcext:value-type="float">
            <text:p>8108.8800000001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8131.4400000001" calcext:value-type="float">
            <text:p>8131.4400000001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8154.0000000001" calcext:value-type="float">
            <text:p>8154.0000000001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8176.5600000001" calcext:value-type="float">
            <text:p>8176.5600000001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8199.1200000001" calcext:value-type="float">
            <text:p>8199.1200000001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8199.8400000001" calcext:value-type="float">
            <text:p>8199.8400000001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8200.5600000001" calcext:value-type="float">
            <text:p>8200.5600000001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8201.2800000001" calcext:value-type="float">
            <text:p>8201.2800000001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8202.0000000001" calcext:value-type="float">
            <text:p>8202.0000000001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8202.7200000001" calcext:value-type="float">
            <text:p>8202.7200000001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8224.5600000001" calcext:value-type="float">
            <text:p>8224.5600000001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8246.4000000001" calcext:value-type="float">
            <text:p>8246.4000000001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8268.2400000001" calcext:value-type="float">
            <text:p>8268.2400000001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8290.0800000001" calcext:value-type="float">
            <text:p>8290.0800000001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8311.9200000001" calcext:value-type="float">
            <text:p>8311.9200000001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8333.7600000001" calcext:value-type="float">
            <text:p>8333.7600000001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8356.3200000001" calcext:value-type="float">
            <text:p>8356.3200000001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8378.8800000001" calcext:value-type="float">
            <text:p>8378.8800000001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8401.4400000001" calcext:value-type="float">
            <text:p>8401.4400000001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8424.0000000001" calcext:value-type="float">
            <text:p>8424.0000000001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8424.7200000001" calcext:value-type="float">
            <text:p>8424.7200000001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8425.4400000001" calcext:value-type="float">
            <text:p>8425.4400000001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8426.16000000009" calcext:value-type="float">
            <text:p>8426.16000000009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8426.88000000009" calcext:value-type="float">
            <text:p>8426.88000000009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8426.88000000009" calcext:value-type="float">
            <text:p>8426.88000000009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8426.88000000009" calcext:value-type="float">
            <text:p>8426.88000000009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8426.88000000009" calcext:value-type="float">
            <text:p>8426.88000000009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8426.88000000009" calcext:value-type="float">
            <text:p>8426.88000000009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8426.88000000009" calcext:value-type="float">
            <text:p>8426.88000000009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8426.88000000009" calcext:value-type="float">
            <text:p>8426.88000000009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8427.60000000009" calcext:value-type="float">
            <text:p>8427.60000000009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8428.32000000009" calcext:value-type="float">
            <text:p>8428.32000000009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8429.04000000009" calcext:value-type="float">
            <text:p>8429.04000000009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8429.76000000009" calcext:value-type="float">
            <text:p>8429.76000000009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8430.48000000009" calcext:value-type="float">
            <text:p>8430.48000000009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8431.20000000009" calcext:value-type="float">
            <text:p>8431.20000000009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8431.92000000009" calcext:value-type="float">
            <text:p>8431.92000000009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8432.64000000009" calcext:value-type="float">
            <text:p>8432.64000000009</text:p>
          </table:table-cell>
        </table:table-row>
      </table:table>
      <table:table table:name="sa-exhaustive-acc-energy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table:number-columns-repeated="2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3.6000001" calcext:value-type="float">
            <text:p>3.600000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6.4800005" calcext:value-type="float">
            <text:p>6.4800005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7.200001" calcext:value-type="float">
            <text:p>7.200001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7.920001" calcext:value-type="float">
            <text:p>7.920001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30.502802" calcext:value-type="float">
            <text:p>30.502802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53.0856" calcext:value-type="float">
            <text:p>53.0856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75.6684" calcext:value-type="float">
            <text:p>75.6684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98.251205" calcext:value-type="float">
            <text:p>98.251205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98.97121" calcext:value-type="float">
            <text:p>98.97121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100.41121" calcext:value-type="float">
            <text:p>100.41121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101.85121" calcext:value-type="float">
            <text:p>101.85121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103.291214" calcext:value-type="float">
            <text:p>103.291214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104.73122" calcext:value-type="float">
            <text:p>104.73122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106.17122" calcext:value-type="float">
            <text:p>106.17122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107.61122" calcext:value-type="float">
            <text:p>107.61122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109.05122" calcext:value-type="float">
            <text:p>109.05122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110.49123" calcext:value-type="float">
            <text:p>110.49123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112.65123" calcext:value-type="float">
            <text:p>112.65123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114.81123" calcext:value-type="float">
            <text:p>114.81123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116.97124" calcext:value-type="float">
            <text:p>116.97124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119.13124" calcext:value-type="float">
            <text:p>119.13124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120.57124" calcext:value-type="float">
            <text:p>120.57124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122.011246" calcext:value-type="float">
            <text:p>122.0112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.17125" calcext:value-type="float">
            <text:p>124.17125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148.19406" calcext:value-type="float">
            <text:p>148.19406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172.21686" calcext:value-type="float">
            <text:p>172.21686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196.23965" calcext:value-type="float">
            <text:p>196.23965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220.26245" calcext:value-type="float">
            <text:p>220.2624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244.28525" calcext:value-type="float">
            <text:p>244.28525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268.30804" calcext:value-type="float">
            <text:p>268.30804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292.33084" calcext:value-type="float">
            <text:p>292.33084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317.07364" calcext:value-type="float">
            <text:p>317.07364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341.09644" calcext:value-type="float">
            <text:p>341.09644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365.11923" calcext:value-type="float">
            <text:p>365.11923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389.14203" calcext:value-type="float">
            <text:p>389.14203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391.30203" calcext:value-type="float">
            <text:p>391.30203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394.18204" calcext:value-type="float">
            <text:p>394.18204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397.78204" calcext:value-type="float">
            <text:p>397.78204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402.10205" calcext:value-type="float">
            <text:p>402.10205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406.42206" calcext:value-type="float">
            <text:p>406.42206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410.74207" calcext:value-type="float">
            <text:p>410.74207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436.92487" calcext:value-type="float">
            <text:p>436.92487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463.10767" calcext:value-type="float">
            <text:p>463.10767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511.15326" calcext:value-type="float">
            <text:p>511.15326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559.1987" calcext:value-type="float">
            <text:p>559.1987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607.24414" calcext:value-type="float">
            <text:p>607.24414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654.5696" calcext:value-type="float">
            <text:p>654.5696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701.895" calcext:value-type="float">
            <text:p>701.89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749.22046" calcext:value-type="float">
            <text:p>749.22046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796.5459" calcext:value-type="float">
            <text:p>796.5459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822.00854" calcext:value-type="float">
            <text:p>822.00854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847.4712" calcext:value-type="float">
            <text:p>847.4712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851.07104" calcext:value-type="float">
            <text:p>851.07104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855.39087" calcext:value-type="float">
            <text:p>855.39087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859.7107" calcext:value-type="float">
            <text:p>859.7107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863.31055" calcext:value-type="float">
            <text:p>863.31055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866.9104" calcext:value-type="float">
            <text:p>866.9104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870.51025" calcext:value-type="float">
            <text:p>870.51025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874.1101" calcext:value-type="float">
            <text:p>874.1101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877.70996" calcext:value-type="float">
            <text:p>877.70996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881.3098" calcext:value-type="float">
            <text:p>881.3098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884.90967" calcext:value-type="float">
            <text:p>884.90967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889.2295" calcext:value-type="float">
            <text:p>889.2295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892.82935" calcext:value-type="float">
            <text:p>892.82935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897.1492" calcext:value-type="float">
            <text:p>897.1492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901.469" calcext:value-type="float">
            <text:p>901.469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905.7888" calcext:value-type="float">
            <text:p>905.7888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910.10864" calcext:value-type="float">
            <text:p>910.10864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914.42847" calcext:value-type="float">
            <text:p>914.42847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918.0283" calcext:value-type="float">
            <text:p>918.0283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921.6282" calcext:value-type="float">
            <text:p>921.6282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925.228" calcext:value-type="float">
            <text:p>925.228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928.8279" calcext:value-type="float">
            <text:p>928.8279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933.1477" calcext:value-type="float">
            <text:p>933.1477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937.4675" calcext:value-type="float">
            <text:p>937.4675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941.78735" calcext:value-type="float">
            <text:p>941.78735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946.1072" calcext:value-type="float">
            <text:p>946.1072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950.427" calcext:value-type="float">
            <text:p>950.427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954.7468" calcext:value-type="float">
            <text:p>954.7468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959.7866" calcext:value-type="float">
            <text:p>959.7866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964.10645" calcext:value-type="float">
            <text:p>964.10645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968.4263" calcext:value-type="float">
            <text:p>968.4263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972.7461" calcext:value-type="float">
            <text:p>972.7461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977.0659" calcext:value-type="float">
            <text:p>977.0659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981.38574" calcext:value-type="float">
            <text:p>981.38574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985.70557" calcext:value-type="float">
            <text:p>985.70557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990.0254" calcext:value-type="float">
            <text:p>990.0254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994.3452" calcext:value-type="float">
            <text:p>994.3452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999.385" calcext:value-type="float">
            <text:p>999.385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1026.2876" calcext:value-type="float">
            <text:p>1026.2876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053.1902" calcext:value-type="float">
            <text:p>1053.1902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080.0928" calcext:value-type="float">
            <text:p>1080.0928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105.5554" calcext:value-type="float">
            <text:p>1105.5554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131.738" calcext:value-type="float">
            <text:p>1131.738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158.6406" calcext:value-type="float">
            <text:p>1158.6406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185.5432" calcext:value-type="float">
            <text:p>1185.5432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211.7258" calcext:value-type="float">
            <text:p>1211.7258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238.6284" calcext:value-type="float">
            <text:p>1238.628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286.6738" calcext:value-type="float">
            <text:p>1286.6738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334.7192" calcext:value-type="float">
            <text:p>1334.7192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360.9019" calcext:value-type="float">
            <text:p>1360.9019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387.0845" calcext:value-type="float">
            <text:p>1387.0845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413.2671" calcext:value-type="float">
            <text:p>1413.2671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439.4497" calcext:value-type="float">
            <text:p>1439.4497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465.6323" calcext:value-type="float">
            <text:p>1465.6323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491.815" calcext:value-type="float">
            <text:p>1491.815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517.9976" calcext:value-type="float">
            <text:p>1517.9976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566.043" calcext:value-type="float">
            <text:p>1566.043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614.0884" calcext:value-type="float">
            <text:p>1614.0884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640.271" calcext:value-type="float">
            <text:p>1640.271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644.5908" calcext:value-type="float">
            <text:p>1644.5908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648.9106" calcext:value-type="float">
            <text:p>1648.9106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653.2305" calcext:value-type="float">
            <text:p>1653.2305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657.5503" calcext:value-type="float">
            <text:p>1657.5503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661.8701" calcext:value-type="float">
            <text:p>1661.8701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666.19" calcext:value-type="float">
            <text:p>1666.19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670.5098" calcext:value-type="float">
            <text:p>1670.5098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674.8296" calcext:value-type="float">
            <text:p>1674.8296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679.1494" calcext:value-type="float">
            <text:p>1679.1494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683.4692" calcext:value-type="float">
            <text:p>1683.4692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687.7891" calcext:value-type="float">
            <text:p>1687.7891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692.1089" calcext:value-type="float">
            <text:p>1692.1089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697.1487" calcext:value-type="float">
            <text:p>1697.148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702.9084" calcext:value-type="float">
            <text:p>1702.9084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707.9482" calcext:value-type="float">
            <text:p>1707.9482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712.988" calcext:value-type="float">
            <text:p>1712.988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718.0278" calcext:value-type="float">
            <text:p>1718.0278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722.3477" calcext:value-type="float">
            <text:p>1722.3477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727.3875" calcext:value-type="float">
            <text:p>1727.3875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732.4272" calcext:value-type="float">
            <text:p>1732.4272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736.7471" calcext:value-type="float">
            <text:p>1736.7471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763.6497" calcext:value-type="float">
            <text:p>1763.6497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789.8323" calcext:value-type="float">
            <text:p>1789.8323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837.8777" calcext:value-type="float">
            <text:p>1837.8777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885.9231" calcext:value-type="float">
            <text:p>1885.9231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933.9685" calcext:value-type="float">
            <text:p>1933.9685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982.0139" calcext:value-type="float">
            <text:p>1982.0139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2030.0593" calcext:value-type="float">
            <text:p>2030.0593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2078.1047" calcext:value-type="float">
            <text:p>2078.1047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2104.2874" calcext:value-type="float">
            <text:p>2104.2874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2130.47" calcext:value-type="float">
            <text:p>2130.47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2135.5098" calcext:value-type="float">
            <text:p>2135.5098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2139.8296" calcext:value-type="float">
            <text:p>2139.8296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2144.1494" calcext:value-type="float">
            <text:p>2144.1494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2148.4692" calcext:value-type="float">
            <text:p>2148.4692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2152.789" calcext:value-type="float">
            <text:p>2152.789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2157.109" calcext:value-type="float">
            <text:p>2157.109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2161.4287" calcext:value-type="float">
            <text:p>2161.42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65.7485" calcext:value-type="float">
            <text:p>2165.7485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2170.0684" calcext:value-type="float">
            <text:p>2170.0684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2174.3882" calcext:value-type="float">
            <text:p>2174.3882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2178.708" calcext:value-type="float">
            <text:p>2178.708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2183.0278" calcext:value-type="float">
            <text:p>2183.0278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2187.3477" calcext:value-type="float">
            <text:p>2187.3477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2191.6675" calcext:value-type="float">
            <text:p>2191.6675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2195.9873" calcext:value-type="float">
            <text:p>2195.9873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2199.5872" calcext:value-type="float">
            <text:p>2199.5872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2203.187" calcext:value-type="float">
            <text:p>2203.187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2206.7869" calcext:value-type="float">
            <text:p>2206.7869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2210.3867" calcext:value-type="float">
            <text:p>2210.3867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2213.9866" calcext:value-type="float">
            <text:p>2213.9866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2217.5864" calcext:value-type="float">
            <text:p>2217.5864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2221.1863" calcext:value-type="float">
            <text:p>2221.1863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2224.7861" calcext:value-type="float">
            <text:p>2224.7861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2229.106" calcext:value-type="float">
            <text:p>2229.106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2254.5686" calcext:value-type="float">
            <text:p>2254.5686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2280.7512" calcext:value-type="float">
            <text:p>2280.7512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2306.9338" calcext:value-type="float">
            <text:p>2306.9338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2333.1165" calcext:value-type="float">
            <text:p>2333.1165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2359.299" calcext:value-type="float">
            <text:p>2359.299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2385.4817" calcext:value-type="float">
            <text:p>2385.4817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2411.6643" calcext:value-type="float">
            <text:p>2411.6643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2437.847" calcext:value-type="float">
            <text:p>2437.84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464.0295" calcext:value-type="float">
            <text:p>2464.0295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2490.2122" calcext:value-type="float">
            <text:p>2490.2122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2516.3948" calcext:value-type="float">
            <text:p>2516.3948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2542.5774" calcext:value-type="float">
            <text:p>2542.5774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2546.8972" calcext:value-type="float">
            <text:p>2546.8972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2551.217" calcext:value-type="float">
            <text:p>2551.217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2554.097" calcext:value-type="float">
            <text:p>2554.097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2556.9768" calcext:value-type="float">
            <text:p>2556.9768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2559.8567" calcext:value-type="float">
            <text:p>2559.8567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2562.7366" calcext:value-type="float">
            <text:p>2562.7366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565.6165" calcext:value-type="float">
            <text:p>2565.6165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2568.4963" calcext:value-type="float">
            <text:p>2568.4963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2572.0962" calcext:value-type="float">
            <text:p>2572.0962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2575.696" calcext:value-type="float">
            <text:p>2575.696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2580.0159" calcext:value-type="float">
            <text:p>2580.0159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2583.6157" calcext:value-type="float">
            <text:p>2583.6157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2586.4956" calcext:value-type="float">
            <text:p>2586.4956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2589.3755" calcext:value-type="float">
            <text:p>2589.3755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2592.2554" calcext:value-type="float">
            <text:p>2592.2554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2595.1353" calcext:value-type="float">
            <text:p>2595.1353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2597.2952" calcext:value-type="float">
            <text:p>2597.2952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2599.455" calcext:value-type="float">
            <text:p>2599.455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2600.895" calcext:value-type="float">
            <text:p>2600.895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2602.335" calcext:value-type="float">
            <text:p>2602.335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2603.775" calcext:value-type="float">
            <text:p>2603.77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605.2148" calcext:value-type="float">
            <text:p>2605.2148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2606.6548" calcext:value-type="float">
            <text:p>2606.6548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2608.8147" calcext:value-type="float">
            <text:p>2608.8147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2610.9746" calcext:value-type="float">
            <text:p>2610.9746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2613.1345" calcext:value-type="float">
            <text:p>2613.1345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2637.1572" calcext:value-type="float">
            <text:p>2637.1572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2639.3171" calcext:value-type="float">
            <text:p>2639.3171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2641.477" calcext:value-type="float">
            <text:p>2641.477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2643.637" calcext:value-type="float">
            <text:p>2643.637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2645.077" calcext:value-type="float">
            <text:p>2645.077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2646.5168" calcext:value-type="float">
            <text:p>2646.5168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2648.6768" calcext:value-type="float">
            <text:p>2648.6768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2650.8367" calcext:value-type="float">
            <text:p>2650.8367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2674.8594" calcext:value-type="float">
            <text:p>2674.8594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2698.162" calcext:value-type="float">
            <text:p>2698.162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2721.4648" calcext:value-type="float">
            <text:p>2721.4648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2744.7676" calcext:value-type="float">
            <text:p>2744.7676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2746.2075" calcext:value-type="float">
            <text:p>2746.2075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2747.6475" calcext:value-type="float">
            <text:p>2747.6475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2749.0874" calcext:value-type="float">
            <text:p>2749.0874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2750.5273" calcext:value-type="float">
            <text:p>2750.5273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2751.9673" calcext:value-type="float">
            <text:p>2751.9673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2753.4072" calcext:value-type="float">
            <text:p>2753.4072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2754.8472" calcext:value-type="float">
            <text:p>2754.8472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2756.287" calcext:value-type="float">
            <text:p>2756.287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757.727" calcext:value-type="float">
            <text:p>2757.727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2759.167" calcext:value-type="float">
            <text:p>2759.167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2760.607" calcext:value-type="float">
            <text:p>2760.607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2762.0469" calcext:value-type="float">
            <text:p>2762.0469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2763.4868" calcext:value-type="float">
            <text:p>2763.4868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2764.9268" calcext:value-type="float">
            <text:p>2764.9268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2788.2295" calcext:value-type="float">
            <text:p>2788.2295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2811.5322" calcext:value-type="float">
            <text:p>2811.5322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2834.835" calcext:value-type="float">
            <text:p>2834.835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2858.1377" calcext:value-type="float">
            <text:p>2858.1377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881.4404" calcext:value-type="float">
            <text:p>2881.4404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2904.0232" calcext:value-type="float">
            <text:p>2904.0232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2926.606" calcext:value-type="float">
            <text:p>2926.606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2971.0515" calcext:value-type="float">
            <text:p>2971.0515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3015.497" calcext:value-type="float">
            <text:p>3015.497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3038.0798" calcext:value-type="float">
            <text:p>3038.0798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3038.7998" calcext:value-type="float">
            <text:p>3038.7998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3039.5198" calcext:value-type="float">
            <text:p>3039.5198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3040.2397" calcext:value-type="float">
            <text:p>3040.2397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3041.6797" calcext:value-type="float">
            <text:p>3041.6797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3043.1196" calcext:value-type="float">
            <text:p>3043.1196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3044.5596" calcext:value-type="float">
            <text:p>3044.5596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3045.2795" calcext:value-type="float">
            <text:p>3045.2795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3045.9995" calcext:value-type="float">
            <text:p>3045.9995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3046.7195" calcext:value-type="float">
            <text:p>3046.7195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3047.4395" calcext:value-type="float">
            <text:p>3047.4395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3048.8794" calcext:value-type="float">
            <text:p>3048.8794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3050.3193" calcext:value-type="float">
            <text:p>3050.3193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3051.7593" calcext:value-type="float">
            <text:p>3051.7593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3053.1992" calcext:value-type="float">
            <text:p>3053.1992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3054.6392" calcext:value-type="float">
            <text:p>3054.6392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3056.079" calcext:value-type="float">
            <text:p>3056.079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3057.519" calcext:value-type="float">
            <text:p>3057.519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3058.959" calcext:value-type="float">
            <text:p>3058.959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3060.399" calcext:value-type="float">
            <text:p>3060.399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3061.8389" calcext:value-type="float">
            <text:p>3061.8389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3062.5588" calcext:value-type="float">
            <text:p>3062.5588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3063.2788" calcext:value-type="float">
            <text:p>3063.2788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3085.8616" calcext:value-type="float">
            <text:p>3085.8616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3108.4443" calcext:value-type="float">
            <text:p>3108.4443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3131.027" calcext:value-type="float">
            <text:p>3131.027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3153.6099" calcext:value-type="float">
            <text:p>3153.6099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3176.1926" calcext:value-type="float">
            <text:p>3176.1926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3198.7754" calcext:value-type="float">
            <text:p>3198.7754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3221.3582" calcext:value-type="float">
            <text:p>3221.3582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3243.941" calcext:value-type="float">
            <text:p>3243.941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3244.661" calcext:value-type="float">
            <text:p>3244.661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3245.3809" calcext:value-type="float">
            <text:p>3245.3809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3246.1008" calcext:value-type="float">
            <text:p>3246.1008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3246.8208" calcext:value-type="float">
            <text:p>3246.82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47.5408" calcext:value-type="float">
            <text:p>3247.5408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3248.2607" calcext:value-type="float">
            <text:p>3248.2607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3248.9807" calcext:value-type="float">
            <text:p>3248.9807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3249.7007" calcext:value-type="float">
            <text:p>3249.7007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3250.4207" calcext:value-type="float">
            <text:p>3250.4207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3251.1406" calcext:value-type="float">
            <text:p>3251.1406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3251.8606" calcext:value-type="float">
            <text:p>3251.8606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3252.5806" calcext:value-type="float">
            <text:p>3252.5806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3253.3005" calcext:value-type="float">
            <text:p>3253.3005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3254.0205" calcext:value-type="float">
            <text:p>3254.0205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3254.7405" calcext:value-type="float">
            <text:p>3254.7405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3255.4604" calcext:value-type="float">
            <text:p>3255.4604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3256.1804" calcext:value-type="float">
            <text:p>3256.1804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3257.6204" calcext:value-type="float">
            <text:p>3257.6204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3259.0603" calcext:value-type="float">
            <text:p>3259.0603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3260.5002" calcext:value-type="float">
            <text:p>3260.5002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3261.9402" calcext:value-type="float">
            <text:p>3261.9402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3263.3801" calcext:value-type="float">
            <text:p>3263.3801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3265.54" calcext:value-type="float">
            <text:p>3265.54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3267.7" calcext:value-type="float">
            <text:p>3267.7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3269.8599" calcext:value-type="float">
            <text:p>3269.8599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3272.0198" calcext:value-type="float">
            <text:p>3272.0198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3274.1797" calcext:value-type="float">
            <text:p>3274.1797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3275.6196" calcext:value-type="float">
            <text:p>3275.6196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3277.0596" calcext:value-type="float">
            <text:p>3277.0596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278.4995" calcext:value-type="float">
            <text:p>3278.4995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3279.9395" calcext:value-type="float">
            <text:p>3279.9395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3281.3794" calcext:value-type="float">
            <text:p>3281.3794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3283.5393" calcext:value-type="float">
            <text:p>3283.5393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3285.6992" calcext:value-type="float">
            <text:p>3285.6992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3287.8591" calcext:value-type="float">
            <text:p>3287.8591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3290.019" calcext:value-type="float">
            <text:p>3290.019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3292.179" calcext:value-type="float">
            <text:p>3292.179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3294.3389" calcext:value-type="float">
            <text:p>3294.3389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3295.7788" calcext:value-type="float">
            <text:p>3295.7788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3297.9387" calcext:value-type="float">
            <text:p>3297.9387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3299.3787" calcext:value-type="float">
            <text:p>3299.3787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3300.8186" calcext:value-type="float">
            <text:p>3300.8186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3301.5386" calcext:value-type="float">
            <text:p>3301.5386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3302.2585" calcext:value-type="float">
            <text:p>3302.2585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3303.6985" calcext:value-type="float">
            <text:p>3303.6985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3305.1384" calcext:value-type="float">
            <text:p>3305.1384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3306.5784" calcext:value-type="float">
            <text:p>3306.5784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3307.2983" calcext:value-type="float">
            <text:p>3307.2983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3308.0183" calcext:value-type="float">
            <text:p>3308.0183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3308.7383" calcext:value-type="float">
            <text:p>3308.7383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3309.4583" calcext:value-type="float">
            <text:p>3309.4583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3310.1782" calcext:value-type="float">
            <text:p>3310.1782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3310.8982" calcext:value-type="float">
            <text:p>3310.8982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3312.3381" calcext:value-type="float">
            <text:p>3312.3381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313.778" calcext:value-type="float">
            <text:p>3313.778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3315.218" calcext:value-type="float">
            <text:p>3315.218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3316.658" calcext:value-type="float">
            <text:p>3316.658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3318.098" calcext:value-type="float">
            <text:p>3318.098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3319.5378" calcext:value-type="float">
            <text:p>3319.5378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3320.9778" calcext:value-type="float">
            <text:p>3320.9778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3322.4177" calcext:value-type="float">
            <text:p>3322.4177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3323.8577" calcext:value-type="float">
            <text:p>3323.8577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3325.2976" calcext:value-type="float">
            <text:p>3325.2976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3326.7375" calcext:value-type="float">
            <text:p>3326.7375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3328.1775" calcext:value-type="float">
            <text:p>3328.1775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3329.6174" calcext:value-type="float">
            <text:p>3329.6174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3331.0574" calcext:value-type="float">
            <text:p>3331.0574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3332.4973" calcext:value-type="float">
            <text:p>3332.4973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3333.9373" calcext:value-type="float">
            <text:p>3333.9373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3336.0972" calcext:value-type="float">
            <text:p>3336.0972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3338.257" calcext:value-type="float">
            <text:p>3338.257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3340.417" calcext:value-type="float">
            <text:p>3340.417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3342.577" calcext:value-type="float">
            <text:p>3342.577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3345.4568" calcext:value-type="float">
            <text:p>3345.4568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3348.3367" calcext:value-type="float">
            <text:p>3348.3367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3350.4966" calcext:value-type="float">
            <text:p>3350.4966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3352.6565" calcext:value-type="float">
            <text:p>3352.6565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3354.8164" calcext:value-type="float">
            <text:p>3354.8164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3356.9763" calcext:value-type="float">
            <text:p>3356.9763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359.1362" calcext:value-type="float">
            <text:p>3359.1362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3361.2961" calcext:value-type="float">
            <text:p>3361.2961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3362.736" calcext:value-type="float">
            <text:p>3362.736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3364.176" calcext:value-type="float">
            <text:p>3364.176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3367.056" calcext:value-type="float">
            <text:p>3367.056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3369.9358" calcext:value-type="float">
            <text:p>3369.9358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3372.8157" calcext:value-type="float">
            <text:p>3372.8157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3375.6956" calcext:value-type="float">
            <text:p>3375.6956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3378.5754" calcext:value-type="float">
            <text:p>3378.5754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3381.4553" calcext:value-type="float">
            <text:p>3381.4553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3384.3352" calcext:value-type="float">
            <text:p>3384.3352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3387.215" calcext:value-type="float">
            <text:p>3387.215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3390.095" calcext:value-type="float">
            <text:p>3390.095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3392.9749" calcext:value-type="float">
            <text:p>3392.9749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3395.8547" calcext:value-type="float">
            <text:p>3395.8547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3398.7346" calcext:value-type="float">
            <text:p>3398.7346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3401.6145" calcext:value-type="float">
            <text:p>3401.6145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3404.4944" calcext:value-type="float">
            <text:p>3404.4944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3408.0942" calcext:value-type="float">
            <text:p>3408.0942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3411.694" calcext:value-type="float">
            <text:p>3411.694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3416.014" calcext:value-type="float">
            <text:p>3416.014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3420.3337" calcext:value-type="float">
            <text:p>3420.3337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3424.6536" calcext:value-type="float">
            <text:p>3424.6536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3428.9734" calcext:value-type="float">
            <text:p>3428.9734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3433.2932" calcext:value-type="float">
            <text:p>3433.2932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3437.613" calcext:value-type="float">
            <text:p>3437.613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3441.9329" calcext:value-type="float">
            <text:p>3441.9329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3446.2527" calcext:value-type="float">
            <text:p>3446.2527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3449.8525" calcext:value-type="float">
            <text:p>3449.8525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3452.7324" calcext:value-type="float">
            <text:p>3452.7324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3456.3323" calcext:value-type="float">
            <text:p>3456.3323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3459.2122" calcext:value-type="float">
            <text:p>3459.2122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3462.092" calcext:value-type="float">
            <text:p>3462.092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3464.972" calcext:value-type="float">
            <text:p>3464.972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3467.8518" calcext:value-type="float">
            <text:p>3467.8518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3470.7317" calcext:value-type="float">
            <text:p>3470.7317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3495.4744" calcext:value-type="float">
            <text:p>3495.4744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3520.937" calcext:value-type="float">
            <text:p>3520.937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3547.1196" calcext:value-type="float">
            <text:p>3547.1196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3572.5823" calcext:value-type="float">
            <text:p>3572.5823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3598.045" calcext:value-type="float">
            <text:p>3598.045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3623.5076" calcext:value-type="float">
            <text:p>3623.5076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3648.9702" calcext:value-type="float">
            <text:p>3648.9702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3674.4329" calcext:value-type="float">
            <text:p>3674.4329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3700.6155" calcext:value-type="float">
            <text:p>3700.6155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3726.798" calcext:value-type="float">
            <text:p>3726.798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3752.9807" calcext:value-type="float">
            <text:p>3752.9807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3779.1633" calcext:value-type="float">
            <text:p>3779.1633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3783.4832" calcext:value-type="float">
            <text:p>3783.4832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3787.083" calcext:value-type="float">
            <text:p>3787.0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90.6829" calcext:value-type="float">
            <text:p>3790.6829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3794.2827" calcext:value-type="float">
            <text:p>3794.2827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3797.8826" calcext:value-type="float">
            <text:p>3797.8826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3801.4824" calcext:value-type="float">
            <text:p>3801.4824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3826.945" calcext:value-type="float">
            <text:p>3826.945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3830.545" calcext:value-type="float">
            <text:p>3830.545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3834.1448" calcext:value-type="float">
            <text:p>3834.1448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3837.7446" calcext:value-type="float">
            <text:p>3837.7446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3841.3445" calcext:value-type="float">
            <text:p>3841.3445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3844.9443" calcext:value-type="float">
            <text:p>3844.9443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3848.5442" calcext:value-type="float">
            <text:p>3848.5442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3852.144" calcext:value-type="float">
            <text:p>3852.144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3855.744" calcext:value-type="float">
            <text:p>3855.744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3859.3438" calcext:value-type="float">
            <text:p>3859.3438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3862.9436" calcext:value-type="float">
            <text:p>3862.9436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3866.5435" calcext:value-type="float">
            <text:p>3866.5435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3870.1433" calcext:value-type="float">
            <text:p>3870.1433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3873.7432" calcext:value-type="float">
            <text:p>3873.7432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3877.343" calcext:value-type="float">
            <text:p>3877.343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3880.9429" calcext:value-type="float">
            <text:p>3880.9429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3884.5427" calcext:value-type="float">
            <text:p>3884.5427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3888.1426" calcext:value-type="float">
            <text:p>3888.1426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3891.7424" calcext:value-type="float">
            <text:p>3891.7424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3895.3423" calcext:value-type="float">
            <text:p>3895.3423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3898.9421" calcext:value-type="float">
            <text:p>3898.9421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3902.542" calcext:value-type="float">
            <text:p>3902.542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3906.1418" calcext:value-type="float">
            <text:p>3906.1418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3909.7417" calcext:value-type="float">
            <text:p>3909.7417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3914.0615" calcext:value-type="float">
            <text:p>3914.0615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3917.6614" calcext:value-type="float">
            <text:p>3917.6614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3921.2612" calcext:value-type="float">
            <text:p>3921.2612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3924.861" calcext:value-type="float">
            <text:p>3924.861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3928.461" calcext:value-type="float">
            <text:p>3928.461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3932.7808" calcext:value-type="float">
            <text:p>3932.7808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3937.1006" calcext:value-type="float">
            <text:p>3937.1006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3941.4204" calcext:value-type="float">
            <text:p>3941.4204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3945.7402" calcext:value-type="float">
            <text:p>3945.7402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3950.06" calcext:value-type="float">
            <text:p>3950.06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3954.38" calcext:value-type="float">
            <text:p>3954.38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3958.6997" calcext:value-type="float">
            <text:p>3958.6997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3963.0195" calcext:value-type="float">
            <text:p>3963.0195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3967.3394" calcext:value-type="float">
            <text:p>3967.3394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3970.9392" calcext:value-type="float">
            <text:p>3970.9392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3975.259" calcext:value-type="float">
            <text:p>3975.259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3978.859" calcext:value-type="float">
            <text:p>3978.859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982.4587" calcext:value-type="float">
            <text:p>3982.4587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4007.2014" calcext:value-type="float">
            <text:p>4007.2014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4031.944" calcext:value-type="float">
            <text:p>4031.944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4056.6868" calcext:value-type="float">
            <text:p>4056.6868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4081.4294" calcext:value-type="float">
            <text:p>4081.429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106.1724" calcext:value-type="float">
            <text:p>4106.1724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4130.916" calcext:value-type="float">
            <text:p>4130.916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4155.6597" calcext:value-type="float">
            <text:p>4155.6597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4180.4033" calcext:value-type="float">
            <text:p>4180.4033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4205.147" calcext:value-type="float">
            <text:p>4205.147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4229.8906" calcext:value-type="float">
            <text:p>4229.8906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4254.6343" calcext:value-type="float">
            <text:p>4254.6343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4279.378" calcext:value-type="float">
            <text:p>4279.378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4304.1216" calcext:value-type="float">
            <text:p>4304.1216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4328.865" calcext:value-type="float">
            <text:p>4328.865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4352.8887" calcext:value-type="float">
            <text:p>4352.8887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4355.0493" calcext:value-type="float">
            <text:p>4355.0493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4357.21" calcext:value-type="float">
            <text:p>4357.21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4359.3706" calcext:value-type="float">
            <text:p>4359.3706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4361.5313" calcext:value-type="float">
            <text:p>4361.5313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4363.692" calcext:value-type="float">
            <text:p>4363.692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4365.8525" calcext:value-type="float">
            <text:p>4365.8525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4368.013" calcext:value-type="float">
            <text:p>4368.013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4370.174" calcext:value-type="float">
            <text:p>4370.174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4372.3345" calcext:value-type="float">
            <text:p>4372.3345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4374.495" calcext:value-type="float">
            <text:p>4374.495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4376.656" calcext:value-type="float">
            <text:p>4376.656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4379.5366" calcext:value-type="float">
            <text:p>4379.5366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4381.6973" calcext:value-type="float">
            <text:p>4381.6973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4383.858" calcext:value-type="float">
            <text:p>4383.858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386.0186" calcext:value-type="float">
            <text:p>4386.0186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4388.179" calcext:value-type="float">
            <text:p>4388.179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4390.34" calcext:value-type="float">
            <text:p>4390.34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4392.5005" calcext:value-type="float">
            <text:p>4392.5005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4394.661" calcext:value-type="float">
            <text:p>4394.661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4396.822" calcext:value-type="float">
            <text:p>4396.822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4398.9824" calcext:value-type="float">
            <text:p>4398.9824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4401.143" calcext:value-type="float">
            <text:p>4401.143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4403.3037" calcext:value-type="float">
            <text:p>4403.3037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4406.1846" calcext:value-type="float">
            <text:p>4406.1846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4408.345" calcext:value-type="float">
            <text:p>4408.345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4432.3687" calcext:value-type="float">
            <text:p>4432.3687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4455.672" calcext:value-type="float">
            <text:p>4455.672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4478.975" calcext:value-type="float">
            <text:p>4478.975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4480.4155" calcext:value-type="float">
            <text:p>4480.4155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4481.856" calcext:value-type="float">
            <text:p>4481.856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4483.2964" calcext:value-type="float">
            <text:p>4483.2964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4484.737" calcext:value-type="float">
            <text:p>4484.737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4486.1772" calcext:value-type="float">
            <text:p>4486.1772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4508.7603" calcext:value-type="float">
            <text:p>4508.7603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4531.3433" calcext:value-type="float">
            <text:p>4531.3433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4553.9263" calcext:value-type="float">
            <text:p>4553.9263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4576.5093" calcext:value-type="float">
            <text:p>4576.5093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4599.0923" calcext:value-type="float">
            <text:p>4599.0923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4621.6753" calcext:value-type="float">
            <text:p>4621.6753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4644.2583" calcext:value-type="float">
            <text:p>4644.2583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4644.9785" calcext:value-type="float">
            <text:p>4644.9785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4645.6987" calcext:value-type="float">
            <text:p>4645.6987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4646.419" calcext:value-type="float">
            <text:p>4646.419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4647.8594" calcext:value-type="float">
            <text:p>4647.8594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4649.3" calcext:value-type="float">
            <text:p>4649.3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4650.74" calcext:value-type="float">
            <text:p>4650.74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4652.1807" calcext:value-type="float">
            <text:p>4652.1807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4653.621" calcext:value-type="float">
            <text:p>4653.621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4655.0615" calcext:value-type="float">
            <text:p>4655.0615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4655.7817" calcext:value-type="float">
            <text:p>4655.7817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4656.502" calcext:value-type="float">
            <text:p>4656.502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4657.222" calcext:value-type="float">
            <text:p>4657.222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4679.805" calcext:value-type="float">
            <text:p>4679.805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4703.1084" calcext:value-type="float">
            <text:p>4703.1084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4726.4116" calcext:value-type="float">
            <text:p>4726.4116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4749.715" calcext:value-type="float">
            <text:p>4749.715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4773.018" calcext:value-type="float">
            <text:p>4773.018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4818.184" calcext:value-type="float">
            <text:p>4818.184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4863.35" calcext:value-type="float">
            <text:p>4863.35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4907.796" calcext:value-type="float">
            <text:p>4907.796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4952.2417" calcext:value-type="float">
            <text:p>4952.2417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4996.6875" calcext:value-type="float">
            <text:p>4996.6875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5040.413" calcext:value-type="float">
            <text:p>5040.413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5084.1387" calcext:value-type="float">
            <text:p>5084.13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49.727" calcext:value-type="float">
            <text:p>5149.727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5215.3154" calcext:value-type="float">
            <text:p>5215.3154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5259.041" calcext:value-type="float">
            <text:p>5259.041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5281.624" calcext:value-type="float">
            <text:p>5281.624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5304.207" calcext:value-type="float">
            <text:p>5304.207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5304.9272" calcext:value-type="float">
            <text:p>5304.9272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5305.6475" calcext:value-type="float">
            <text:p>5305.6475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5327.5103" calcext:value-type="float">
            <text:p>5327.5103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5349.373" calcext:value-type="float">
            <text:p>5349.373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5371.236" calcext:value-type="float">
            <text:p>5371.236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5393.819" calcext:value-type="float">
            <text:p>5393.819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5394.539" calcext:value-type="float">
            <text:p>5394.539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5395.2593" calcext:value-type="float">
            <text:p>5395.2593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5395.9795" calcext:value-type="float">
            <text:p>5395.9795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5396.6997" calcext:value-type="float">
            <text:p>5396.6997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5397.42" calcext:value-type="float">
            <text:p>5397.42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5398.14" calcext:value-type="float">
            <text:p>5398.14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5398.8604" calcext:value-type="float">
            <text:p>5398.8604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5399.5806" calcext:value-type="float">
            <text:p>5399.5806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5400.301" calcext:value-type="float">
            <text:p>5400.301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5401.021" calcext:value-type="float">
            <text:p>5401.021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5401.741" calcext:value-type="float">
            <text:p>5401.741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5402.4614" calcext:value-type="float">
            <text:p>5402.4614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5403.902" calcext:value-type="float">
            <text:p>5403.902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5405.3423" calcext:value-type="float">
            <text:p>5405.3423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406.7827" calcext:value-type="float">
            <text:p>5406.7827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5407.503" calcext:value-type="float">
            <text:p>5407.503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5408.9434" calcext:value-type="float">
            <text:p>5408.9434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5409.6636" calcext:value-type="float">
            <text:p>5409.6636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5411.104" calcext:value-type="float">
            <text:p>5411.104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5412.5444" calcext:value-type="float">
            <text:p>5412.5444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5413.985" calcext:value-type="float">
            <text:p>5413.985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5415.4253" calcext:value-type="float">
            <text:p>5415.4253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5416.8657" calcext:value-type="float">
            <text:p>5416.8657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5418.306" calcext:value-type="float">
            <text:p>5418.306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5419.7466" calcext:value-type="float">
            <text:p>5419.7466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5421.187" calcext:value-type="float">
            <text:p>5421.187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5423.3477" calcext:value-type="float">
            <text:p>5423.3477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5424.068" calcext:value-type="float">
            <text:p>5424.068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5425.5083" calcext:value-type="float">
            <text:p>5425.5083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5426.9487" calcext:value-type="float">
            <text:p>5426.9487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5428.389" calcext:value-type="float">
            <text:p>5428.389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5429.8296" calcext:value-type="float">
            <text:p>5429.8296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5431.27" calcext:value-type="float">
            <text:p>5431.27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5432.7104" calcext:value-type="float">
            <text:p>5432.7104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5433.4307" calcext:value-type="float">
            <text:p>5433.4307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5434.151" calcext:value-type="float">
            <text:p>5434.151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5434.871" calcext:value-type="float">
            <text:p>5434.871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5437.0317" calcext:value-type="float">
            <text:p>5437.0317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5439.1924" calcext:value-type="float">
            <text:p>5439.1924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5441.353" calcext:value-type="float">
            <text:p>5441.353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5443.5137" calcext:value-type="float">
            <text:p>5443.5137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5445.6743" calcext:value-type="float">
            <text:p>5445.6743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5447.835" calcext:value-type="float">
            <text:p>5447.835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5450.716" calcext:value-type="float">
            <text:p>5450.716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5452.8765" calcext:value-type="float">
            <text:p>5452.8765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5455.037" calcext:value-type="float">
            <text:p>5455.037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5457.1978" calcext:value-type="float">
            <text:p>5457.1978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5459.3584" calcext:value-type="float">
            <text:p>5459.3584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5462.2393" calcext:value-type="float">
            <text:p>5462.2393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5465.12" calcext:value-type="float">
            <text:p>5465.12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5468.001" calcext:value-type="float">
            <text:p>5468.001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5470.882" calcext:value-type="float">
            <text:p>5470.882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5473.7627" calcext:value-type="float">
            <text:p>5473.7627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5476.6436" calcext:value-type="float">
            <text:p>5476.6436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5479.5244" calcext:value-type="float">
            <text:p>5479.5244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5482.4053" calcext:value-type="float">
            <text:p>5482.4053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5485.286" calcext:value-type="float">
            <text:p>5485.286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5487.447" calcext:value-type="float">
            <text:p>5487.447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5489.6074" calcext:value-type="float">
            <text:p>5489.6074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5491.768" calcext:value-type="float">
            <text:p>5491.768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5493.9287" calcext:value-type="float">
            <text:p>5493.9287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5496.0894" calcext:value-type="float">
            <text:p>5496.0894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5498.25" calcext:value-type="float">
            <text:p>5498.25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5500.4106" calcext:value-type="float">
            <text:p>5500.4106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5501.851" calcext:value-type="float">
            <text:p>5501.851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5504.0117" calcext:value-type="float">
            <text:p>5504.0117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5506.1724" calcext:value-type="float">
            <text:p>5506.1724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5508.333" calcext:value-type="float">
            <text:p>5508.333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5510.4937" calcext:value-type="float">
            <text:p>5510.4937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5512.6543" calcext:value-type="float">
            <text:p>5512.6543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5514.815" calcext:value-type="float">
            <text:p>5514.815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5516.2554" calcext:value-type="float">
            <text:p>5516.2554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5517.696" calcext:value-type="float">
            <text:p>5517.696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5519.136" calcext:value-type="float">
            <text:p>5519.136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5520.5767" calcext:value-type="float">
            <text:p>5520.5767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5522.7373" calcext:value-type="float">
            <text:p>5522.7373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5524.1777" calcext:value-type="float">
            <text:p>5524.1777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5547.481" calcext:value-type="float">
            <text:p>5547.481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5549.6416" calcext:value-type="float">
            <text:p>5549.6416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5551.8022" calcext:value-type="float">
            <text:p>5551.8022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5553.963" calcext:value-type="float">
            <text:p>5553.963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5554.683" calcext:value-type="float">
            <text:p>5554.683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5555.4033" calcext:value-type="float">
            <text:p>5555.4033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5556.1235" calcext:value-type="float">
            <text:p>5556.1235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5556.8438" calcext:value-type="float">
            <text:p>5556.8438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5557.564" calcext:value-type="float">
            <text:p>5557.564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5558.284" calcext:value-type="float">
            <text:p>5558.284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5559.0044" calcext:value-type="float">
            <text:p>5559.0044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5559.7246" calcext:value-type="float">
            <text:p>5559.7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60.445" calcext:value-type="float">
            <text:p>5560.445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5561.165" calcext:value-type="float">
            <text:p>5561.165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5561.8853" calcext:value-type="float">
            <text:p>5561.8853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5562.6055" calcext:value-type="float">
            <text:p>5562.6055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5563.3257" calcext:value-type="float">
            <text:p>5563.3257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5585.9087" calcext:value-type="float">
            <text:p>5585.9087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5608.4917" calcext:value-type="float">
            <text:p>5608.4917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5631.0747" calcext:value-type="float">
            <text:p>5631.0747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5654.378" calcext:value-type="float">
            <text:p>5654.378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5677.681" calcext:value-type="float">
            <text:p>5677.681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5679.1216" calcext:value-type="float">
            <text:p>5679.1216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5680.562" calcext:value-type="float">
            <text:p>5680.562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5682.0024" calcext:value-type="float">
            <text:p>5682.0024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5683.443" calcext:value-type="float">
            <text:p>5683.443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5684.8833" calcext:value-type="float">
            <text:p>5684.8833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5687.044" calcext:value-type="float">
            <text:p>5687.044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5688.4844" calcext:value-type="float">
            <text:p>5688.4844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5689.925" calcext:value-type="float">
            <text:p>5689.925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5691.365" calcext:value-type="float">
            <text:p>5691.365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5692.8057" calcext:value-type="float">
            <text:p>5692.8057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5694.246" calcext:value-type="float">
            <text:p>5694.246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5695.6865" calcext:value-type="float">
            <text:p>5695.6865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5696.4067" calcext:value-type="float">
            <text:p>5696.4067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5697.127" calcext:value-type="float">
            <text:p>5697.127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5697.847" calcext:value-type="float">
            <text:p>5697.847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5698.5674" calcext:value-type="float">
            <text:p>5698.5674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5699.2876" calcext:value-type="float">
            <text:p>5699.2876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5700.008" calcext:value-type="float">
            <text:p>5700.008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5700.728" calcext:value-type="float">
            <text:p>5700.728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5701.448" calcext:value-type="float">
            <text:p>5701.448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5702.1685" calcext:value-type="float">
            <text:p>5702.1685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5702.8887" calcext:value-type="float">
            <text:p>5702.8887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5703.609" calcext:value-type="float">
            <text:p>5703.609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5704.329" calcext:value-type="float">
            <text:p>5704.329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5705.0493" calcext:value-type="float">
            <text:p>5705.0493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5705.7695" calcext:value-type="float">
            <text:p>5705.7695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5706.4897" calcext:value-type="float">
            <text:p>5706.4897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5707.93" calcext:value-type="float">
            <text:p>5707.93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5708.6504" calcext:value-type="float">
            <text:p>5708.6504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5709.3706" calcext:value-type="float">
            <text:p>5709.3706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5710.091" calcext:value-type="float">
            <text:p>5710.091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5710.811" calcext:value-type="float">
            <text:p>5710.811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5710.811" calcext:value-type="float">
            <text:p>5710.811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5732.674" calcext:value-type="float">
            <text:p>5732.674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5754.5366" calcext:value-type="float">
            <text:p>5754.5366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5777.1196" calcext:value-type="float">
            <text:p>5777.1196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5777.1196" calcext:value-type="float">
            <text:p>5777.1196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5777.84" calcext:value-type="float">
            <text:p>5777.84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5778.56" calcext:value-type="float">
            <text:p>5778.56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5779.2803" calcext:value-type="float">
            <text:p>5779.2803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5780.0005" calcext:value-type="float">
            <text:p>5780.0005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5780.7207" calcext:value-type="float">
            <text:p>5780.7207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5781.441" calcext:value-type="float">
            <text:p>5781.441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5782.8813" calcext:value-type="float">
            <text:p>5782.8813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5783.6016" calcext:value-type="float">
            <text:p>5783.6016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5783.6016" calcext:value-type="float">
            <text:p>5783.6016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5784.322" calcext:value-type="float">
            <text:p>5784.322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5785.762" calcext:value-type="float">
            <text:p>5785.762</text:p>
          </table:table-cell>
        </table:table-row>
      </table:table>
      <table:table table:name="sa-quick-acc-energy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115.07401" calcext:value-type="float">
            <text:p>115.07401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115.794014" calcext:value-type="float">
            <text:p>115.794014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116.514015" calcext:value-type="float">
            <text:p>116.514015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117.23402" calcext:value-type="float">
            <text:p>117.23402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117.95402" calcext:value-type="float">
            <text:p>117.95402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119.39402" calcext:value-type="float">
            <text:p>119.39402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120.11402" calcext:value-type="float">
            <text:p>120.11402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120.83402" calcext:value-type="float">
            <text:p>120.83402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121.55402" calcext:value-type="float">
            <text:p>121.55402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144.13683" calcext:value-type="float">
            <text:p>144.13683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144.85683" calcext:value-type="float">
            <text:p>144.85683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144.85683" calcext:value-type="float">
            <text:p>144.856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.85683" calcext:value-type="float">
            <text:p>144.85683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166.71964" calcext:value-type="float">
            <text:p>166.71964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188.58243" calcext:value-type="float">
            <text:p>188.58243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211.16522" calcext:value-type="float">
            <text:p>211.16522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233.74802" calcext:value-type="float">
            <text:p>233.74802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278.1936" calcext:value-type="float">
            <text:p>278.1936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300.7764" calcext:value-type="float">
            <text:p>300.7764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323.3592" calcext:value-type="float">
            <text:p>323.3592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345.942" calcext:value-type="float">
            <text:p>345.942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346.662" calcext:value-type="float">
            <text:p>346.662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347.382" calcext:value-type="float">
            <text:p>347.382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348.102" calcext:value-type="float">
            <text:p>348.102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348.822" calcext:value-type="float">
            <text:p>348.822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350.262" calcext:value-type="float">
            <text:p>350.262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350.982" calcext:value-type="float">
            <text:p>350.982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51.702" calcext:value-type="float">
            <text:p>351.702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352.422" calcext:value-type="float">
            <text:p>352.422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353.142" calcext:value-type="float">
            <text:p>353.142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353.862" calcext:value-type="float">
            <text:p>353.862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354.582" calcext:value-type="float">
            <text:p>354.582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356.022" calcext:value-type="float">
            <text:p>356.022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357.462" calcext:value-type="float">
            <text:p>357.462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358.902" calcext:value-type="float">
            <text:p>358.902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361.782" calcext:value-type="float">
            <text:p>361.782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363.94202" calcext:value-type="float">
            <text:p>363.94202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66.10202" calcext:value-type="float">
            <text:p>366.10202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368.26202" calcext:value-type="float">
            <text:p>368.26202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369.70203" calcext:value-type="float">
            <text:p>369.70203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371.14203" calcext:value-type="float">
            <text:p>371.14203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394.44482" calcext:value-type="float">
            <text:p>394.44482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417.74762" calcext:value-type="float">
            <text:p>417.74762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441.0504" calcext:value-type="float">
            <text:p>441.0504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464.3532" calcext:value-type="float">
            <text:p>464.3532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509.5188" calcext:value-type="float">
            <text:p>509.5188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554.6843" calcext:value-type="float">
            <text:p>554.6843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599.84985" calcext:value-type="float">
            <text:p>599.84985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623.1526" calcext:value-type="float">
            <text:p>623.1526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646.4553" calcext:value-type="float">
            <text:p>646.4553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669.75806" calcext:value-type="float">
            <text:p>669.75806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693.0608" calcext:value-type="float">
            <text:p>693.0608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716.3635" calcext:value-type="float">
            <text:p>716.3635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739.66626" calcext:value-type="float">
            <text:p>739.66626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741.1062" calcext:value-type="float">
            <text:p>741.1062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741.8262" calcext:value-type="float">
            <text:p>741.8262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764.40894" calcext:value-type="float">
            <text:p>764.40894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786.9917" calcext:value-type="float">
            <text:p>786.9917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809.57446" calcext:value-type="float">
            <text:p>809.57446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832.1572" calcext:value-type="float">
            <text:p>832.1572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854.74" calcext:value-type="float">
            <text:p>854.74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877.32275" calcext:value-type="float">
            <text:p>877.32275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899.9055" calcext:value-type="float">
            <text:p>899.9055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900.6255" calcext:value-type="float">
            <text:p>900.6255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902.0654" calcext:value-type="float">
            <text:p>902.0654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903.5054" calcext:value-type="float">
            <text:p>903.5054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904.9453" calcext:value-type="float">
            <text:p>904.9453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906.38525" calcext:value-type="float">
            <text:p>906.38525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907.8252" calcext:value-type="float">
            <text:p>907.8252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909.26514" calcext:value-type="float">
            <text:p>909.26514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909.9851" calcext:value-type="float">
            <text:p>909.9851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910.7051" calcext:value-type="float">
            <text:p>910.7051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911.42505" calcext:value-type="float">
            <text:p>911.42505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912.145" calcext:value-type="float">
            <text:p>912.145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912.865" calcext:value-type="float">
            <text:p>912.865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914.30493" calcext:value-type="float">
            <text:p>914.30493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915.7449" calcext:value-type="float">
            <text:p>915.7449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939.0476" calcext:value-type="float">
            <text:p>939.0476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940.48755" calcext:value-type="float">
            <text:p>940.48755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941.9275" calcext:value-type="float">
            <text:p>941.9275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943.36743" calcext:value-type="float">
            <text:p>943.36743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944.8074" calcext:value-type="float">
            <text:p>944.8074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946.2473" calcext:value-type="float">
            <text:p>946.2473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947.68726" calcext:value-type="float">
            <text:p>947.68726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949.1272" calcext:value-type="float">
            <text:p>949.1272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950.56714" calcext:value-type="float">
            <text:p>950.56714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952.0071" calcext:value-type="float">
            <text:p>952.0071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53.447" calcext:value-type="float">
            <text:p>953.447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976.74976" calcext:value-type="float">
            <text:p>976.74976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000.0525" calcext:value-type="float">
            <text:p>1000.0525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022.63525" calcext:value-type="float">
            <text:p>1022.63525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069.2407" calcext:value-type="float">
            <text:p>1069.2407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114.4063" calcext:value-type="float">
            <text:p>1114.4063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159.5718" calcext:value-type="float">
            <text:p>1159.5718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204.7373" calcext:value-type="float">
            <text:p>1204.7373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227.3201" calcext:value-type="float">
            <text:p>1227.3201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250.6228" calcext:value-type="float">
            <text:p>1250.6228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273.9255" calcext:value-type="float">
            <text:p>1273.9255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297.2283" calcext:value-type="float">
            <text:p>1297.2283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342.3938" calcext:value-type="float">
            <text:p>1342.3938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387.5593" calcext:value-type="float">
            <text:p>1387.5593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410.862" calcext:value-type="float">
            <text:p>1410.862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456.0276" calcext:value-type="float">
            <text:p>1456.0276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500.4731" calcext:value-type="float">
            <text:p>1500.4731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544.9187" calcext:value-type="float">
            <text:p>1544.9187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589.3643" calcext:value-type="float">
            <text:p>1589.3643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633.8098" calcext:value-type="float">
            <text:p>1633.8098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678.2554" calcext:value-type="float">
            <text:p>1678.2554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722.7009" calcext:value-type="float">
            <text:p>1722.7009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745.2837" calcext:value-type="float">
            <text:p>1745.2837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767.8665" calcext:value-type="float">
            <text:p>1767.8665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790.4492" calcext:value-type="float">
            <text:p>1790.4492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812.312" calcext:value-type="float">
            <text:p>1812.312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834.8948" calcext:value-type="float">
            <text:p>1834.8948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835.6147" calcext:value-type="float">
            <text:p>1835.6147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836.3347" calcext:value-type="float">
            <text:p>1836.3347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858.9175" calcext:value-type="float">
            <text:p>1858.9175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882.2202" calcext:value-type="float">
            <text:p>1882.2202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905.523" calcext:value-type="float">
            <text:p>1905.523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929.5457" calcext:value-type="float">
            <text:p>1929.5457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953.5684" calcext:value-type="float">
            <text:p>1953.5684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977.5911" calcext:value-type="float">
            <text:p>1977.5911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2001.6138" calcext:value-type="float">
            <text:p>2001.6138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2026.3564" calcext:value-type="float">
            <text:p>2026.3564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2051.099" calcext:value-type="float">
            <text:p>2051.099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2075.1218" calcext:value-type="float">
            <text:p>2075.1218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2099.1445" calcext:value-type="float">
            <text:p>2099.1445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2123.1672" calcext:value-type="float">
            <text:p>2123.1672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2147.19" calcext:value-type="float">
            <text:p>2147.19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2171.2126" calcext:value-type="float">
            <text:p>2171.2126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2195.2354" calcext:value-type="float">
            <text:p>2195.2354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2219.258" calcext:value-type="float">
            <text:p>2219.258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2265.1436" calcext:value-type="float">
            <text:p>2265.1436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2311.029" calcext:value-type="float">
            <text:p>2311.029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2356.1946" calcext:value-type="float">
            <text:p>2356.1946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2401.36" calcext:value-type="float">
            <text:p>2401.36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2446.5256" calcext:value-type="float">
            <text:p>2446.52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91.6912" calcext:value-type="float">
            <text:p>2491.6912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2536.8567" calcext:value-type="float">
            <text:p>2536.8567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2582.0222" calcext:value-type="float">
            <text:p>2582.0222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2627.1877" calcext:value-type="float">
            <text:p>2627.1877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2651.2104" calcext:value-type="float">
            <text:p>2651.2104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2653.3704" calcext:value-type="float">
            <text:p>2653.3704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2655.5303" calcext:value-type="float">
            <text:p>2655.5303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2657.6902" calcext:value-type="float">
            <text:p>2657.6902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2659.85" calcext:value-type="float">
            <text:p>2659.85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2662.01" calcext:value-type="float">
            <text:p>2662.01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2664.17" calcext:value-type="float">
            <text:p>2664.17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2667.0498" calcext:value-type="float">
            <text:p>2667.0498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2669.9297" calcext:value-type="float">
            <text:p>2669.9297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2673.5295" calcext:value-type="float">
            <text:p>2673.5295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2677.1294" calcext:value-type="float">
            <text:p>2677.1294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2680.0093" calcext:value-type="float">
            <text:p>2680.0093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2682.1692" calcext:value-type="float">
            <text:p>2682.1692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2684.329" calcext:value-type="float">
            <text:p>2684.329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2686.489" calcext:value-type="float">
            <text:p>2686.489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2688.649" calcext:value-type="float">
            <text:p>2688.649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2690.8088" calcext:value-type="float">
            <text:p>2690.8088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2692.9688" calcext:value-type="float">
            <text:p>2692.9688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2695.1287" calcext:value-type="float">
            <text:p>2695.1287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2719.1514" calcext:value-type="float">
            <text:p>2719.1514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2743.174" calcext:value-type="float">
            <text:p>2743.17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767.1968" calcext:value-type="float">
            <text:p>2767.1968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2791.2195" calcext:value-type="float">
            <text:p>2791.2195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2793.3794" calcext:value-type="float">
            <text:p>2793.3794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2795.5393" calcext:value-type="float">
            <text:p>2795.5393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2797.6992" calcext:value-type="float">
            <text:p>2797.6992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2821.722" calcext:value-type="float">
            <text:p>2821.722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2845.7446" calcext:value-type="float">
            <text:p>2845.7446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2869.7673" calcext:value-type="float">
            <text:p>2869.7673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2893.07" calcext:value-type="float">
            <text:p>2893.07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2915.6528" calcext:value-type="float">
            <text:p>2915.6528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938.2356" calcext:value-type="float">
            <text:p>2938.2356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2960.8184" calcext:value-type="float">
            <text:p>2960.8184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3005.984" calcext:value-type="float">
            <text:p>3005.984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3029.2866" calcext:value-type="float">
            <text:p>3029.2866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3073.7322" calcext:value-type="float">
            <text:p>3073.7322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3118.1777" calcext:value-type="float">
            <text:p>3118.1777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3162.6233" calcext:value-type="float">
            <text:p>3162.6233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3185.206" calcext:value-type="float">
            <text:p>3185.206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3207.7888" calcext:value-type="float">
            <text:p>3207.7888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3230.3716" calcext:value-type="float">
            <text:p>3230.3716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3253.6743" calcext:value-type="float">
            <text:p>3253.6743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3276.977" calcext:value-type="float">
            <text:p>3276.977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3299.5598" calcext:value-type="float">
            <text:p>3299.5598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3322.1426" calcext:value-type="float">
            <text:p>3322.1426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3345.4453" calcext:value-type="float">
            <text:p>3345.445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346.8853" calcext:value-type="float">
            <text:p>3346.8853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3349.0452" calcext:value-type="float">
            <text:p>3349.0452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3350.485" calcext:value-type="float">
            <text:p>3350.485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3351.925" calcext:value-type="float">
            <text:p>3351.925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3353.365" calcext:value-type="float">
            <text:p>3353.365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3354.805" calcext:value-type="float">
            <text:p>3354.805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3356.2449" calcext:value-type="float">
            <text:p>3356.2449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3357.6848" calcext:value-type="float">
            <text:p>3357.6848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3359.1248" calcext:value-type="float">
            <text:p>3359.1248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3360.5647" calcext:value-type="float">
            <text:p>3360.5647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3361.2847" calcext:value-type="float">
            <text:p>3361.2847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3362.7246" calcext:value-type="float">
            <text:p>3362.7246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3364.1646" calcext:value-type="float">
            <text:p>3364.1646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3365.6045" calcext:value-type="float">
            <text:p>3365.6045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3367.0444" calcext:value-type="float">
            <text:p>3367.0444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3368.4844" calcext:value-type="float">
            <text:p>3368.4844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3369.9243" calcext:value-type="float">
            <text:p>3369.9243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3371.3643" calcext:value-type="float">
            <text:p>3371.3643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3393.947" calcext:value-type="float">
            <text:p>3393.947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3416.5298" calcext:value-type="float">
            <text:p>3416.5298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3439.1125" calcext:value-type="float">
            <text:p>3439.1125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3462.4153" calcext:value-type="float">
            <text:p>3462.4153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3485.718" calcext:value-type="float">
            <text:p>3485.718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3509.7407" calcext:value-type="float">
            <text:p>3509.7407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3533.7634" calcext:value-type="float">
            <text:p>3533.7634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557.7861" calcext:value-type="float">
            <text:p>3557.7861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3581.8088" calcext:value-type="float">
            <text:p>3581.8088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3605.8315" calcext:value-type="float">
            <text:p>3605.8315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3607.9915" calcext:value-type="float">
            <text:p>3607.9915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3610.1514" calcext:value-type="float">
            <text:p>3610.1514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3611.5913" calcext:value-type="float">
            <text:p>3611.5913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3613.0313" calcext:value-type="float">
            <text:p>3613.0313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3614.4712" calcext:value-type="float">
            <text:p>3614.4712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3615.9111" calcext:value-type="float">
            <text:p>3615.9111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3618.071" calcext:value-type="float">
            <text:p>3618.071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3620.231" calcext:value-type="float">
            <text:p>3620.231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3622.3909" calcext:value-type="float">
            <text:p>3622.3909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3624.5508" calcext:value-type="float">
            <text:p>3624.5508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3626.7107" calcext:value-type="float">
            <text:p>3626.7107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3628.8706" calcext:value-type="float">
            <text:p>3628.8706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3631.7505" calcext:value-type="float">
            <text:p>3631.7505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3634.6304" calcext:value-type="float">
            <text:p>3634.6304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3637.5103" calcext:value-type="float">
            <text:p>3637.5103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3640.3901" calcext:value-type="float">
            <text:p>3640.3901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3643.27" calcext:value-type="float">
            <text:p>3643.27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3646.15" calcext:value-type="float">
            <text:p>3646.15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3649.0298" calcext:value-type="float">
            <text:p>3649.0298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3651.9097" calcext:value-type="float">
            <text:p>3651.9097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3655.5095" calcext:value-type="float">
            <text:p>3655.5095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3659.1094" calcext:value-type="float">
            <text:p>3659.1094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3661.9893" calcext:value-type="float">
            <text:p>3661.9893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3664.8691" calcext:value-type="float">
            <text:p>3664.8691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3667.749" calcext:value-type="float">
            <text:p>3667.749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3670.629" calcext:value-type="float">
            <text:p>3670.629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3673.5088" calcext:value-type="float">
            <text:p>3673.5088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3676.3887" calcext:value-type="float">
            <text:p>3676.3887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3679.2686" calcext:value-type="float">
            <text:p>3679.2686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3682.1484" calcext:value-type="float">
            <text:p>3682.1484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3685.0283" calcext:value-type="float">
            <text:p>3685.0283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3687.9082" calcext:value-type="float">
            <text:p>3687.9082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3691.508" calcext:value-type="float">
            <text:p>3691.508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3695.108" calcext:value-type="float">
            <text:p>3695.108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3698.7078" calcext:value-type="float">
            <text:p>3698.7078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3702.3076" calcext:value-type="float">
            <text:p>3702.3076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3705.9075" calcext:value-type="float">
            <text:p>3705.9075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3709.5073" calcext:value-type="float">
            <text:p>3709.5073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3713.1072" calcext:value-type="float">
            <text:p>3713.1072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3716.707" calcext:value-type="float">
            <text:p>3716.707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3720.307" calcext:value-type="float">
            <text:p>3720.307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3723.9067" calcext:value-type="float">
            <text:p>3723.9067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3727.5066" calcext:value-type="float">
            <text:p>3727.5066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3731.1064" calcext:value-type="float">
            <text:p>3731.1064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3734.7063" calcext:value-type="float">
            <text:p>3734.7063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3738.3062" calcext:value-type="float">
            <text:p>3738.3062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3741.906" calcext:value-type="float">
            <text:p>3741.9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45.5059" calcext:value-type="float">
            <text:p>3745.5059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3749.1057" calcext:value-type="float">
            <text:p>3749.1057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3774.5684" calcext:value-type="float">
            <text:p>3774.5684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3799.311" calcext:value-type="float">
            <text:p>3799.311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3824.0537" calcext:value-type="float">
            <text:p>3824.0537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3848.7964" calcext:value-type="float">
            <text:p>3848.7964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3873.539" calcext:value-type="float">
            <text:p>3873.539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3898.2817" calcext:value-type="float">
            <text:p>3898.2817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3923.0244" calcext:value-type="float">
            <text:p>3923.0244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3947.767" calcext:value-type="float">
            <text:p>3947.767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3971.7898" calcext:value-type="float">
            <text:p>3971.7898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4017.6753" calcext:value-type="float">
            <text:p>4017.6753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4042.418" calcext:value-type="float">
            <text:p>4042.418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4067.1606" calcext:value-type="float">
            <text:p>4067.1606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4091.9033" calcext:value-type="float">
            <text:p>4091.9033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4116.6465" calcext:value-type="float">
            <text:p>4116.6465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4141.39" calcext:value-type="float">
            <text:p>4141.39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4166.134" calcext:value-type="float">
            <text:p>4166.134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4190.8774" calcext:value-type="float">
            <text:p>4190.8774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4215.621" calcext:value-type="float">
            <text:p>4215.621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4240.3647" calcext:value-type="float">
            <text:p>4240.3647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4265.1084" calcext:value-type="float">
            <text:p>4265.1084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4290.5723" calcext:value-type="float">
            <text:p>4290.5723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4294.1733" calcext:value-type="float">
            <text:p>4294.1733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4297.7744" calcext:value-type="float">
            <text:p>4297.7744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4301.3755" calcext:value-type="float">
            <text:p>4301.3755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4304.9766" calcext:value-type="float">
            <text:p>4304.9766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4308.5776" calcext:value-type="float">
            <text:p>4308.5776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4312.1787" calcext:value-type="float">
            <text:p>4312.1787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4315.78" calcext:value-type="float">
            <text:p>4315.78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4319.381" calcext:value-type="float">
            <text:p>4319.381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4322.982" calcext:value-type="float">
            <text:p>4322.982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4325.863" calcext:value-type="float">
            <text:p>4325.863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4328.7437" calcext:value-type="float">
            <text:p>4328.7437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4331.6245" calcext:value-type="float">
            <text:p>4331.6245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4334.5054" calcext:value-type="float">
            <text:p>4334.5054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4337.386" calcext:value-type="float">
            <text:p>4337.386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4340.267" calcext:value-type="float">
            <text:p>4340.267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4343.148" calcext:value-type="float">
            <text:p>4343.148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4346.029" calcext:value-type="float">
            <text:p>4346.029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4348.9097" calcext:value-type="float">
            <text:p>4348.9097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4351.7905" calcext:value-type="float">
            <text:p>4351.7905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4354.6714" calcext:value-type="float">
            <text:p>4354.6714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4357.5522" calcext:value-type="float">
            <text:p>4357.5522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4360.433" calcext:value-type="float">
            <text:p>4360.433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4363.314" calcext:value-type="float">
            <text:p>4363.314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4366.195" calcext:value-type="float">
            <text:p>4366.195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4368.3555" calcext:value-type="float">
            <text:p>4368.3555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4370.516" calcext:value-type="float">
            <text:p>4370.516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4393.099" calcext:value-type="float">
            <text:p>4393.099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393.8193" calcext:value-type="float">
            <text:p>4393.8193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4394.5396" calcext:value-type="float">
            <text:p>4394.5396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4395.26" calcext:value-type="float">
            <text:p>4395.26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4395.98" calcext:value-type="float">
            <text:p>4395.98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4396.7" calcext:value-type="float">
            <text:p>4396.7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4397.4204" calcext:value-type="float">
            <text:p>4397.4204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4398.1406" calcext:value-type="float">
            <text:p>4398.1406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4399.581" calcext:value-type="float">
            <text:p>4399.581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4401.0215" calcext:value-type="float">
            <text:p>4401.0215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4402.462" calcext:value-type="float">
            <text:p>4402.462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4403.9023" calcext:value-type="float">
            <text:p>4403.9023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4404.6226" calcext:value-type="float">
            <text:p>4404.6226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4405.343" calcext:value-type="float">
            <text:p>4405.343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4406.063" calcext:value-type="float">
            <text:p>4406.063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4406.783" calcext:value-type="float">
            <text:p>4406.783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4407.5034" calcext:value-type="float">
            <text:p>4407.5034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4430.0864" calcext:value-type="float">
            <text:p>4430.0864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4430.8066" calcext:value-type="float">
            <text:p>4430.8066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4431.527" calcext:value-type="float">
            <text:p>4431.527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4431.527" calcext:value-type="float">
            <text:p>4431.527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4431.527" calcext:value-type="float">
            <text:p>4431.527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4431.527" calcext:value-type="float">
            <text:p>4431.527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4432.247" calcext:value-type="float">
            <text:p>4432.247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4432.9673" calcext:value-type="float">
            <text:p>4432.9673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4433.6875" calcext:value-type="float">
            <text:p>4433.6875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434.4077" calcext:value-type="float">
            <text:p>4434.4077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4435.128" calcext:value-type="float">
            <text:p>4435.128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4435.848" calcext:value-type="float">
            <text:p>4435.848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4436.5684" calcext:value-type="float">
            <text:p>4436.5684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4436.5684" calcext:value-type="float">
            <text:p>4436.5684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4459.1514" calcext:value-type="float">
            <text:p>4459.1514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4502.877" calcext:value-type="float">
            <text:p>4502.877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4524.7397" calcext:value-type="float">
            <text:p>4524.7397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4546.6025" calcext:value-type="float">
            <text:p>4546.6025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4568.4653" calcext:value-type="float">
            <text:p>4568.4653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4590.328" calcext:value-type="float">
            <text:p>4590.328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4590.328" calcext:value-type="float">
            <text:p>4590.328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4590.328" calcext:value-type="float">
            <text:p>4590.328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4612.911" calcext:value-type="float">
            <text:p>4612.911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4635.494" calcext:value-type="float">
            <text:p>4635.494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4658.077" calcext:value-type="float">
            <text:p>4658.077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4680.66" calcext:value-type="float">
            <text:p>4680.66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4703.243" calcext:value-type="float">
            <text:p>4703.243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4725.826" calcext:value-type="float">
            <text:p>4725.826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4748.409" calcext:value-type="float">
            <text:p>4748.409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4770.992" calcext:value-type="float">
            <text:p>4770.992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4793.575" calcext:value-type="float">
            <text:p>4793.575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4816.158" calcext:value-type="float">
            <text:p>4816.158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4838.741" calcext:value-type="float">
            <text:p>4838.741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4861.324" calcext:value-type="float">
            <text:p>4861.324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4862.0444" calcext:value-type="float">
            <text:p>4862.0444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4862.7646" calcext:value-type="float">
            <text:p>4862.7646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4863.485" calcext:value-type="float">
            <text:p>4863.485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4864.205" calcext:value-type="float">
            <text:p>4864.205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4864.9253" calcext:value-type="float">
            <text:p>4864.9253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4865.6455" calcext:value-type="float">
            <text:p>4865.6455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4866.3657" calcext:value-type="float">
            <text:p>4866.3657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4867.086" calcext:value-type="float">
            <text:p>4867.086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4867.806" calcext:value-type="float">
            <text:p>4867.806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4868.5264" calcext:value-type="float">
            <text:p>4868.5264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4869.2466" calcext:value-type="float">
            <text:p>4869.2466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4869.967" calcext:value-type="float">
            <text:p>4869.967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4870.687" calcext:value-type="float">
            <text:p>4870.687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4871.407" calcext:value-type="float">
            <text:p>4871.407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4872.1274" calcext:value-type="float">
            <text:p>4872.1274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4872.8477" calcext:value-type="float">
            <text:p>4872.8477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4873.568" calcext:value-type="float">
            <text:p>4873.568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4874.288" calcext:value-type="float">
            <text:p>4874.288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4875.0083" calcext:value-type="float">
            <text:p>4875.0083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4875.0083" calcext:value-type="float">
            <text:p>4875.0083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4875.0083" calcext:value-type="float">
            <text:p>4875.0083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4875.0083" calcext:value-type="float">
            <text:p>4875.0083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4875.0083" calcext:value-type="float">
            <text:p>4875.0083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4875.0083" calcext:value-type="float">
            <text:p>4875.0083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4875.0083" calcext:value-type="float">
            <text:p>4875.00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75.0083" calcext:value-type="float">
            <text:p>4875.0083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4875.0083" calcext:value-type="float">
            <text:p>4875.0083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4876.4487" calcext:value-type="float">
            <text:p>4876.4487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4877.889" calcext:value-type="float">
            <text:p>4877.889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4879.3296" calcext:value-type="float">
            <text:p>4879.3296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4880.77" calcext:value-type="float">
            <text:p>4880.77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4882.2104" calcext:value-type="float">
            <text:p>4882.2104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4883.651" calcext:value-type="float">
            <text:p>4883.651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4885.0913" calcext:value-type="float">
            <text:p>4885.0913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4886.5317" calcext:value-type="float">
            <text:p>4886.5317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4887.972" calcext:value-type="float">
            <text:p>4887.972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4889.4126" calcext:value-type="float">
            <text:p>4889.4126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4890.853" calcext:value-type="float">
            <text:p>4890.853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4892.2935" calcext:value-type="float">
            <text:p>4892.2935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4893.734" calcext:value-type="float">
            <text:p>4893.734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4895.1743" calcext:value-type="float">
            <text:p>4895.1743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4896.6147" calcext:value-type="float">
            <text:p>4896.6147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4898.055" calcext:value-type="float">
            <text:p>4898.055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4899.4956" calcext:value-type="float">
            <text:p>4899.4956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4900.936" calcext:value-type="float">
            <text:p>4900.936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4903.0967" calcext:value-type="float">
            <text:p>4903.0967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4927.12" calcext:value-type="float">
            <text:p>4927.12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4929.281" calcext:value-type="float">
            <text:p>4929.281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4931.4414" calcext:value-type="float">
            <text:p>4931.4414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4932.882" calcext:value-type="float">
            <text:p>4932.88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956.185" calcext:value-type="float">
            <text:p>4956.185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4979.4883" calcext:value-type="float">
            <text:p>4979.4883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5002.7915" calcext:value-type="float">
            <text:p>5002.7915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5026.0947" calcext:value-type="float">
            <text:p>5026.0947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5048.6777" calcext:value-type="float">
            <text:p>5048.6777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5071.2607" calcext:value-type="float">
            <text:p>5071.2607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5093.8438" calcext:value-type="float">
            <text:p>5093.8438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5116.427" calcext:value-type="float">
            <text:p>5116.427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5139.01" calcext:value-type="float">
            <text:p>5139.01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5161.593" calcext:value-type="float">
            <text:p>5161.593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5162.313" calcext:value-type="float">
            <text:p>5162.313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5163.033" calcext:value-type="float">
            <text:p>5163.033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5163.7534" calcext:value-type="float">
            <text:p>5163.7534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5164.4736" calcext:value-type="float">
            <text:p>5164.4736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5165.194" calcext:value-type="float">
            <text:p>5165.194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5165.914" calcext:value-type="float">
            <text:p>5165.914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5166.6343" calcext:value-type="float">
            <text:p>5166.6343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5167.3545" calcext:value-type="float">
            <text:p>5167.3545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5168.0747" calcext:value-type="float">
            <text:p>5168.0747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5168.795" calcext:value-type="float">
            <text:p>5168.795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5169.515" calcext:value-type="float">
            <text:p>5169.515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5170.2354" calcext:value-type="float">
            <text:p>5170.2354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5170.9556" calcext:value-type="float">
            <text:p>5170.9556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5171.676" calcext:value-type="float">
            <text:p>5171.676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5194.259" calcext:value-type="float">
            <text:p>5194.259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5216.842" calcext:value-type="float">
            <text:p>5216.842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5217.562" calcext:value-type="float">
            <text:p>5217.562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5218.282" calcext:value-type="float">
            <text:p>5218.282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5219.0024" calcext:value-type="float">
            <text:p>5219.0024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5219.7227" calcext:value-type="float">
            <text:p>5219.7227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5220.443" calcext:value-type="float">
            <text:p>5220.443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5221.163" calcext:value-type="float">
            <text:p>5221.163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5221.8833" calcext:value-type="float">
            <text:p>5221.8833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5222.6035" calcext:value-type="float">
            <text:p>5222.6035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5223.3237" calcext:value-type="float">
            <text:p>5223.3237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5224.044" calcext:value-type="float">
            <text:p>5224.044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5224.044" calcext:value-type="float">
            <text:p>5224.044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5224.044" calcext:value-type="float">
            <text:p>5224.044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5224.044" calcext:value-type="float">
            <text:p>5224.044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5224.764" calcext:value-type="float">
            <text:p>5224.764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5226.2046" calcext:value-type="float">
            <text:p>5226.2046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5226.925" calcext:value-type="float">
            <text:p>5226.925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5227.645" calcext:value-type="float">
            <text:p>5227.645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5228.365" calcext:value-type="float">
            <text:p>5228.365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5229.8057" calcext:value-type="float">
            <text:p>5229.8057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5231.246" calcext:value-type="float">
            <text:p>5231.246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5232.6865" calcext:value-type="float">
            <text:p>5232.6865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5234.127" calcext:value-type="float">
            <text:p>5234.127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5235.5674" calcext:value-type="float">
            <text:p>5235.5674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5237.008" calcext:value-type="float">
            <text:p>5237.008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5238.448" calcext:value-type="float">
            <text:p>5238.448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5239.1685" calcext:value-type="float">
            <text:p>5239.1685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5239.8887" calcext:value-type="float">
            <text:p>5239.8887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5240.609" calcext:value-type="float">
            <text:p>5240.609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5241.329" calcext:value-type="float">
            <text:p>5241.329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5242.0493" calcext:value-type="float">
            <text:p>5242.0493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5242.7695" calcext:value-type="float">
            <text:p>5242.7695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5243.4897" calcext:value-type="float">
            <text:p>5243.4897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5266.0728" calcext:value-type="float">
            <text:p>5266.0728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5288.656" calcext:value-type="float">
            <text:p>5288.656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5311.239" calcext:value-type="float">
            <text:p>5311.239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5333.822" calcext:value-type="float">
            <text:p>5333.822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5356.405" calcext:value-type="float">
            <text:p>5356.405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5378.988" calcext:value-type="float">
            <text:p>5378.988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5401.571" calcext:value-type="float">
            <text:p>5401.571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5424.154" calcext:value-type="float">
            <text:p>5424.154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5446.737" calcext:value-type="float">
            <text:p>5446.737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5469.32" calcext:value-type="float">
            <text:p>5469.32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5513.7656" calcext:value-type="float">
            <text:p>5513.7656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5536.3486" calcext:value-type="float">
            <text:p>5536.3486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5537.069" calcext:value-type="float">
            <text:p>5537.069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5537.789" calcext:value-type="float">
            <text:p>5537.789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5560.372" calcext:value-type="float">
            <text:p>5560.372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5561.0923" calcext:value-type="float">
            <text:p>5561.0923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5561.8125" calcext:value-type="float">
            <text:p>5561.8125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5562.5327" calcext:value-type="float">
            <text:p>5562.5327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5563.253" calcext:value-type="float">
            <text:p>5563.253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5563.973" calcext:value-type="float">
            <text:p>5563.973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5564.6934" calcext:value-type="float">
            <text:p>5564.6934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5565.4136" calcext:value-type="float">
            <text:p>5565.4136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5566.134" calcext:value-type="float">
            <text:p>5566.134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5567.574" calcext:value-type="float">
            <text:p>5567.574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5569.0146" calcext:value-type="float">
            <text:p>5569.0146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5570.455" calcext:value-type="float">
            <text:p>5570.455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5571.8955" calcext:value-type="float">
            <text:p>5571.8955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5573.336" calcext:value-type="float">
            <text:p>5573.336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5574.7764" calcext:value-type="float">
            <text:p>5574.7764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5576.217" calcext:value-type="float">
            <text:p>5576.217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5577.657" calcext:value-type="float">
            <text:p>5577.657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5579.0977" calcext:value-type="float">
            <text:p>5579.0977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5580.538" calcext:value-type="float">
            <text:p>5580.538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5581.9785" calcext:value-type="float">
            <text:p>5581.9785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5583.419" calcext:value-type="float">
            <text:p>5583.419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5584.8594" calcext:value-type="float">
            <text:p>5584.8594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5586.3" calcext:value-type="float">
            <text:p>5586.3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5609.603" calcext:value-type="float">
            <text:p>5609.603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5611.0435" calcext:value-type="float">
            <text:p>5611.0435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5612.484" calcext:value-type="float">
            <text:p>5612.484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5613.9243" calcext:value-type="float">
            <text:p>5613.9243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5615.3647" calcext:value-type="float">
            <text:p>5615.36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38.668" calcext:value-type="float">
            <text:p>5638.668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5661.971" calcext:value-type="float">
            <text:p>5661.971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5685.2744" calcext:value-type="float">
            <text:p>5685.2744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5708.5776" calcext:value-type="float">
            <text:p>5708.5776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5731.881" calcext:value-type="float">
            <text:p>5731.881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5755.184" calcext:value-type="float">
            <text:p>5755.184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5778.4873" calcext:value-type="float">
            <text:p>5778.4873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5801.0703" calcext:value-type="float">
            <text:p>5801.0703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5823.6533" calcext:value-type="float">
            <text:p>5823.6533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5846.2363" calcext:value-type="float">
            <text:p>5846.2363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5846.9565" calcext:value-type="float">
            <text:p>5846.9565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5869.5396" calcext:value-type="float">
            <text:p>5869.5396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5870.26" calcext:value-type="float">
            <text:p>5870.26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5872.4204" calcext:value-type="float">
            <text:p>5872.4204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5874.581" calcext:value-type="float">
            <text:p>5874.581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5876.0215" calcext:value-type="float">
            <text:p>5876.0215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5877.462" calcext:value-type="float">
            <text:p>5877.462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5878.9023" calcext:value-type="float">
            <text:p>5878.9023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5880.343" calcext:value-type="float">
            <text:p>5880.343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5881.783" calcext:value-type="float">
            <text:p>5881.783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5883.944" calcext:value-type="float">
            <text:p>5883.944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5886.1045" calcext:value-type="float">
            <text:p>5886.1045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5888.265" calcext:value-type="float">
            <text:p>5888.265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5890.426" calcext:value-type="float">
            <text:p>5890.426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5892.5864" calcext:value-type="float">
            <text:p>5892.5864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5894.747" calcext:value-type="float">
            <text:p>5894.747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5897.628" calcext:value-type="float">
            <text:p>5897.628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5899.7886" calcext:value-type="float">
            <text:p>5899.7886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5901.949" calcext:value-type="float">
            <text:p>5901.949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5904.11" calcext:value-type="float">
            <text:p>5904.11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5905.5503" calcext:value-type="float">
            <text:p>5905.5503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5906.9907" calcext:value-type="float">
            <text:p>5906.9907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5908.431" calcext:value-type="float">
            <text:p>5908.431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5910.592" calcext:value-type="float">
            <text:p>5910.592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5912.7524" calcext:value-type="float">
            <text:p>5912.7524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5914.913" calcext:value-type="float">
            <text:p>5914.913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5918.514" calcext:value-type="float">
            <text:p>5918.514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5921.395" calcext:value-type="float">
            <text:p>5921.395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5924.276" calcext:value-type="float">
            <text:p>5924.276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5927.1567" calcext:value-type="float">
            <text:p>5927.1567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5930.0376" calcext:value-type="float">
            <text:p>5930.0376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5933.6387" calcext:value-type="float">
            <text:p>5933.6387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5937.2397" calcext:value-type="float">
            <text:p>5937.2397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5940.841" calcext:value-type="float">
            <text:p>5940.841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5944.442" calcext:value-type="float">
            <text:p>5944.442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5948.043" calcext:value-type="float">
            <text:p>5948.043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5950.924" calcext:value-type="float">
            <text:p>5950.924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5953.8047" calcext:value-type="float">
            <text:p>5953.8047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5956.6855" calcext:value-type="float">
            <text:p>5956.6855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5959.5664" calcext:value-type="float">
            <text:p>5959.566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962.4473" calcext:value-type="float">
            <text:p>5962.4473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5965.328" calcext:value-type="float">
            <text:p>5965.328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5967.489" calcext:value-type="float">
            <text:p>5967.489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5990.792" calcext:value-type="float">
            <text:p>5990.792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6014.095" calcext:value-type="float">
            <text:p>6014.095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6037.3984" calcext:value-type="float">
            <text:p>6037.3984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6060.7017" calcext:value-type="float">
            <text:p>6060.7017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6105.8677" calcext:value-type="float">
            <text:p>6105.8677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6151.0337" calcext:value-type="float">
            <text:p>6151.0337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6174.337" calcext:value-type="float">
            <text:p>6174.337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6197.64" calcext:value-type="float">
            <text:p>6197.64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6220.9434" calcext:value-type="float">
            <text:p>6220.9434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6244.2466" calcext:value-type="float">
            <text:p>6244.2466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6289.4126" calcext:value-type="float">
            <text:p>6289.4126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6334.5786" calcext:value-type="float">
            <text:p>6334.5786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6379.7446" calcext:value-type="float">
            <text:p>6379.7446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6403.048" calcext:value-type="float">
            <text:p>6403.048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6404.4883" calcext:value-type="float">
            <text:p>6404.4883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6405.9287" calcext:value-type="float">
            <text:p>6405.9287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6407.369" calcext:value-type="float">
            <text:p>6407.369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6408.8096" calcext:value-type="float">
            <text:p>6408.8096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6410.97" calcext:value-type="float">
            <text:p>6410.97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6412.4106" calcext:value-type="float">
            <text:p>6412.4106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6413.851" calcext:value-type="float">
            <text:p>6413.851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6416.0117" calcext:value-type="float">
            <text:p>6416.0117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6418.1724" calcext:value-type="float">
            <text:p>6418.1724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6420.333" calcext:value-type="float">
            <text:p>6420.333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6421.7734" calcext:value-type="float">
            <text:p>6421.7734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6423.214" calcext:value-type="float">
            <text:p>6423.214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6424.6543" calcext:value-type="float">
            <text:p>6424.6543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6426.0947" calcext:value-type="float">
            <text:p>6426.0947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6449.398" calcext:value-type="float">
            <text:p>6449.398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6471.981" calcext:value-type="float">
            <text:p>6471.981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6495.284" calcext:value-type="float">
            <text:p>6495.284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6517.867" calcext:value-type="float">
            <text:p>6517.867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6540.45" calcext:value-type="float">
            <text:p>6540.45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6563.033" calcext:value-type="float">
            <text:p>6563.033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6585.616" calcext:value-type="float">
            <text:p>6585.616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6608.199" calcext:value-type="float">
            <text:p>6608.199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6630.062" calcext:value-type="float">
            <text:p>6630.062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6673.7876" calcext:value-type="float">
            <text:p>6673.7876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6717.513" calcext:value-type="float">
            <text:p>6717.513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6761.959" calcext:value-type="float">
            <text:p>6761.959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6784.542" calcext:value-type="float">
            <text:p>6784.542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6807.125" calcext:value-type="float">
            <text:p>6807.125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6829.708" calcext:value-type="float">
            <text:p>6829.708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6852.291" calcext:value-type="float">
            <text:p>6852.291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6874.874" calcext:value-type="float">
            <text:p>6874.874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6897.457" calcext:value-type="float">
            <text:p>6897.457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6920.04" calcext:value-type="float">
            <text:p>6920.04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6920.7603" calcext:value-type="float">
            <text:p>6920.7603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6921.4805" calcext:value-type="float">
            <text:p>6921.4805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6921.4805" calcext:value-type="float">
            <text:p>6921.4805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6921.4805" calcext:value-type="float">
            <text:p>6921.4805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6921.4805" calcext:value-type="float">
            <text:p>6921.4805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6943.3433" calcext:value-type="float">
            <text:p>6943.3433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6943.3433" calcext:value-type="float">
            <text:p>6943.3433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6943.3433" calcext:value-type="float">
            <text:p>6943.3433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6943.3433" calcext:value-type="float">
            <text:p>6943.3433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6943.3433" calcext:value-type="float">
            <text:p>6943.3433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6943.3433" calcext:value-type="float">
            <text:p>6943.3433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6943.3433" calcext:value-type="float">
            <text:p>6943.3433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6944.0635" calcext:value-type="float">
            <text:p>6944.0635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6944.7837" calcext:value-type="float">
            <text:p>6944.7837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6946.224" calcext:value-type="float">
            <text:p>6946.224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6947.6646" calcext:value-type="float">
            <text:p>6947.6646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6949.105" calcext:value-type="float">
            <text:p>6949.105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6972.408" calcext:value-type="float">
            <text:p>6972.408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6995.7114" calcext:value-type="float">
            <text:p>6995.7114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6997.152" calcext:value-type="float">
            <text:p>6997.152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6998.5923" calcext:value-type="float">
            <text:p>6998.5923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7000.0327" calcext:value-type="float">
            <text:p>7000.0327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7001.473" calcext:value-type="float">
            <text:p>7001.473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7002.9136" calcext:value-type="float">
            <text:p>7002.9136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7005.074" calcext:value-type="float">
            <text:p>7005.0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07.235" calcext:value-type="float">
            <text:p>7007.235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7009.3955" calcext:value-type="float">
            <text:p>7009.3955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7011.556" calcext:value-type="float">
            <text:p>7011.556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7013.717" calcext:value-type="float">
            <text:p>7013.717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7015.8774" calcext:value-type="float">
            <text:p>7015.8774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7017.318" calcext:value-type="float">
            <text:p>7017.318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7018.038" calcext:value-type="float">
            <text:p>7018.038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7018.7583" calcext:value-type="float">
            <text:p>7018.7583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7019.4785" calcext:value-type="float">
            <text:p>7019.4785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7020.1987" calcext:value-type="float">
            <text:p>7020.1987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7042.7817" calcext:value-type="float">
            <text:p>7042.7817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7044.222" calcext:value-type="float">
            <text:p>7044.222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7044.9424" calcext:value-type="float">
            <text:p>7044.9424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7045.6626" calcext:value-type="float">
            <text:p>7045.6626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7067.5254" calcext:value-type="float">
            <text:p>7067.5254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7067.5254" calcext:value-type="float">
            <text:p>7067.5254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7067.5254" calcext:value-type="float">
            <text:p>7067.5254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7067.5254" calcext:value-type="float">
            <text:p>7067.5254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7067.5254" calcext:value-type="float">
            <text:p>7067.5254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7067.5254" calcext:value-type="float">
            <text:p>7067.5254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7089.388" calcext:value-type="float">
            <text:p>7089.388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7111.971" calcext:value-type="float">
            <text:p>7111.971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7157.137" calcext:value-type="float">
            <text:p>7157.137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7158.5776" calcext:value-type="float">
            <text:p>7158.5776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7160.018" calcext:value-type="float">
            <text:p>7160.018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7161.4585" calcext:value-type="float">
            <text:p>7161.4585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7162.899" calcext:value-type="float">
            <text:p>7162.899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7164.3394" calcext:value-type="float">
            <text:p>7164.3394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7165.78" calcext:value-type="float">
            <text:p>7165.78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7167.9404" calcext:value-type="float">
            <text:p>7167.9404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7169.381" calcext:value-type="float">
            <text:p>7169.381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7170.8213" calcext:value-type="float">
            <text:p>7170.8213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7172.982" calcext:value-type="float">
            <text:p>7172.982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7175.863" calcext:value-type="float">
            <text:p>7175.863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7178.0234" calcext:value-type="float">
            <text:p>7178.0234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7180.184" calcext:value-type="float">
            <text:p>7180.184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7182.3447" calcext:value-type="float">
            <text:p>7182.3447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7185.2256" calcext:value-type="float">
            <text:p>7185.2256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7188.1064" calcext:value-type="float">
            <text:p>7188.1064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7190.9873" calcext:value-type="float">
            <text:p>7190.9873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7193.868" calcext:value-type="float">
            <text:p>7193.868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7196.749" calcext:value-type="float">
            <text:p>7196.749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7199.63" calcext:value-type="float">
            <text:p>7199.63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7202.5107" calcext:value-type="float">
            <text:p>7202.5107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7204.6714" calcext:value-type="float">
            <text:p>7204.6714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7206.832" calcext:value-type="float">
            <text:p>7206.832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7208.9927" calcext:value-type="float">
            <text:p>7208.9927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7211.1533" calcext:value-type="float">
            <text:p>7211.1533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7213.314" calcext:value-type="float">
            <text:p>7213.314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7215.4746" calcext:value-type="float">
            <text:p>7215.4746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7216.915" calcext:value-type="float">
            <text:p>7216.915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7218.3555" calcext:value-type="float">
            <text:p>7218.3555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7219.0757" calcext:value-type="float">
            <text:p>7219.0757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7219.796" calcext:value-type="float">
            <text:p>7219.796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7221.2363" calcext:value-type="float">
            <text:p>7221.2363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7221.9565" calcext:value-type="float">
            <text:p>7221.9565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7222.677" calcext:value-type="float">
            <text:p>7222.677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7223.397" calcext:value-type="float">
            <text:p>7223.397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7224.117" calcext:value-type="float">
            <text:p>7224.117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7224.8374" calcext:value-type="float">
            <text:p>7224.8374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7225.5576" calcext:value-type="float">
            <text:p>7225.5576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7226.278" calcext:value-type="float">
            <text:p>7226.278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7226.998" calcext:value-type="float">
            <text:p>7226.998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7227.7183" calcext:value-type="float">
            <text:p>7227.7183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7228.4385" calcext:value-type="float">
            <text:p>7228.4385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7229.1587" calcext:value-type="float">
            <text:p>7229.1587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7229.879" calcext:value-type="float">
            <text:p>7229.879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7230.599" calcext:value-type="float">
            <text:p>7230.599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7231.3193" calcext:value-type="float">
            <text:p>7231.3193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7232.0396" calcext:value-type="float">
            <text:p>7232.0396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7232.76" calcext:value-type="float">
            <text:p>7232.76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7233.48" calcext:value-type="float">
            <text:p>7233.48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7234.2" calcext:value-type="float">
            <text:p>7234.2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7234.9204" calcext:value-type="float">
            <text:p>7234.9204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7235.6406" calcext:value-type="float">
            <text:p>7235.6406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7236.361" calcext:value-type="float">
            <text:p>7236.361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7237.081" calcext:value-type="float">
            <text:p>7237.081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7237.8013" calcext:value-type="float">
            <text:p>7237.8013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7239.2417" calcext:value-type="float">
            <text:p>7239.2417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7240.682" calcext:value-type="float">
            <text:p>7240.682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7241.4023" calcext:value-type="float">
            <text:p>7241.4023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7242.1226" calcext:value-type="float">
            <text:p>7242.1226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7242.843" calcext:value-type="float">
            <text:p>7242.843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7243.563" calcext:value-type="float">
            <text:p>7243.5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 style:data-style-name="N2" text:time-value="16:36:54.3236685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3T16:37:41.912426192</dc:date>
    <meta:editing-duration>PT44M39S</meta:editing-duration>
    <meta:editing-cycles>5</meta:editing-cycles>
    <meta:generator>LibreOffice/24.2.1.2$Linux_X86_64 LibreOffice_project/420$Build-2</meta:generator>
    <meta:document-statistic meta:table-count="5" meta:cell-count="8019" meta:object-count="0"/>
  </office:meta>
</office:document-meta>
</file>